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rdo1" svg:font-family="Cardo"/>
    <style:font-face style:name="Cardp" svg:font-family="Cardp"/>
    <style:font-face style:name="Lucida Sans1" svg:font-family="'Lucida Sans'" style:font-family-generic="swiss"/>
    <style:font-face style:name="Cardo" svg:font-family="Car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9" style:family="table">
      <style:table-properties style:width="25.7cm" table:align="margins"/>
    </style:style>
    <style:style style:name="Tabelle9.A" style:family="table-column">
      <style:table-column-properties style:column-width="6.655cm" style:rel-column-width="16970*"/>
    </style:style>
    <style:style style:name="Tabelle9.B" style:family="table-column">
      <style:table-column-properties style:column-width="13.351cm" style:rel-column-width="34044*"/>
    </style:style>
    <style:style style:name="Tabelle9.C" style:family="table-column">
      <style:table-column-properties style:column-width="5.694cm" style:rel-column-width="14521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C1" style:family="table-cell">
      <style:table-cell-properties fo:padding="0.097cm" fo:border="0.002cm solid #000000"/>
    </style:style>
    <style:style style:name="Tabelle9.A2" style:family="table-cell">
      <style:table-cell-properties fo:background-color="#cccc99" fo:padding="0.097cm" fo:border-left="0.002cm solid #000000" fo:border-right="none" fo:border-top="none" fo:border-bottom="0.002cm solid #000000">
        <style:background-image/>
      </style:table-cell-properties>
    </style:style>
    <style:style style:name="Tabelle9.C2" style:family="table-cell">
      <style:table-cell-properties fo:background-color="#cc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9.A3" style:family="table-cell">
      <style:table-cell-properties fo:background-color="#99cccc" fo:padding="0.097cm" fo:border-left="0.002cm solid #000000" fo:border-right="none" fo:border-top="none" fo:border-bottom="0.002cm solid #000000">
        <style:background-image/>
      </style:table-cell-properties>
    </style:style>
    <style:style style:name="Tabelle9.C3" style:family="table-cell">
      <style:table-cell-properties fo:background-color="#99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9.A4" style:family="table-cell">
      <style:table-cell-properties fo:padding="0.097cm" fo:border-left="0.002cm solid #000000" fo:border-right="none" fo:border-top="none" fo:border-bottom="0.002cm solid #000000"/>
    </style:style>
    <style:style style:name="Tabelle9.C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25.707cm" fo:margin-left="0cm" fo:margin-right="-0.007cm" table:align="margins"/>
    </style:style>
    <style:style style:name="Tabelle11.A" style:family="table-column">
      <style:table-column-properties style:column-width="2.337cm" style:rel-column-width="1325*"/>
    </style:style>
    <style:style style:name="Tabelle11.B" style:family="table-column">
      <style:table-column-properties style:column-width="3.836cm" style:rel-column-width="2175*"/>
    </style:style>
    <style:style style:name="Tabelle11.C" style:family="table-column">
      <style:table-column-properties style:column-width="2.69cm" style:rel-column-width="1525*"/>
    </style:style>
    <style:style style:name="Tabelle11.D" style:family="table-column">
      <style:table-column-properties style:column-width="6.041cm" style:rel-column-width="3425*"/>
    </style:style>
    <style:style style:name="Tabelle11.E" style:family="table-column">
      <style:table-column-properties style:column-width="4.124cm" style:rel-column-width="2338*"/>
    </style:style>
    <style:style style:name="Tabelle11.F" style:family="table-column">
      <style:table-column-properties style:column-width="6.678cm" style:rel-column-width="3786*"/>
    </style:style>
    <style:style style:name="Tabelle11.1" style:family="table-row">
      <style:table-row-properties style:min-row-height="0.769cm"/>
    </style:style>
    <style:style style:name="Tabelle1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1.C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1.D1" style:family="table-cell">
      <style:table-cell-properties fo:background-color="#99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1.E1" style:family="table-cell">
      <style:table-cell-properties fo:padding="0.097cm" fo:border="0.002cm solid #000000"/>
    </style:style>
    <style:style style:name="Tabelle11.B2" style:family="table-cell">
      <style:table-cell-properties fo:background-color="#ccccff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elle11.C2" style:family="table-cell">
      <style:table-cell-properties fo:background-color="#cccc99" fo:padding="0.097cm" fo:border-left="0.002cm solid #000000" fo:border-right="none" fo:border-top="none" fo:border-bottom="0.002cm solid #000000">
        <style:background-image/>
      </style:table-cell-properties>
    </style:style>
    <style:style style:name="Tabelle11.D2" style:family="table-cell">
      <style:table-cell-properties fo:background-color="#99cccc" fo:padding="0.097cm" fo:border-left="0.002cm solid #000000" fo:border-right="none" fo:border-top="none" fo:border-bottom="0.002cm solid #000000">
        <style:background-image/>
      </style:table-cell-properties>
    </style:style>
    <style:style style:name="Tabelle11.E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F2" style:family="table-cell">
      <style:table-cell-properties fo:padding="0.097cm" fo:border-left="none" fo:border-right="0.002cm solid #000000" fo:border-top="0.002cm solid #000000" fo:border-bottom="0.002cm solid #000000"/>
    </style:style>
    <style:style style:name="Tabelle11.A3" style:family="table-cell">
      <style:table-cell-properties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elle11.B3" style:family="table-cell">
      <style:table-cell-properties fo:background-color="#ccccff" fo:padding="0.097cm" fo:border-left="none" fo:border-right="0.002cm solid #000000" fo:border-top="none" fo:border-bottom="0.002cm solid #000000">
        <style:background-image/>
      </style:table-cell-properties>
    </style:style>
    <style:style style:name="Tabelle11.E3" style:family="table-cell">
      <style:table-cell-properties fo:padding="0.097cm" fo:border-left="0.002cm solid #000000" fo:border-right="none" fo:border-top="none" fo:border-bottom="0.002cm solid #000000"/>
    </style:style>
    <style:style style:name="Tabelle11.F3" style:family="table-cell">
      <style:table-cell-properties fo:padding="0.097cm" fo:border-left="none" fo:border-right="0.002cm solid #000000" fo:border-top="none" fo:border-bottom="0.002cm solid #000000"/>
    </style:style>
    <style:style style:name="Tabelle10" style:family="table">
      <style:table-properties style:width="25.7cm" table:align="margins"/>
    </style:style>
    <style:style style:name="Tabelle10.A" style:family="table-column">
      <style:table-column-properties style:column-width="2.856cm" style:rel-column-width="7281*"/>
    </style:style>
    <style:style style:name="Tabelle10.E" style:family="table-column">
      <style:table-column-properties style:column-width="2.856cm" style:rel-column-width="7280*"/>
    </style:style>
    <style:style style:name="Tabelle10.I" style:family="table-column">
      <style:table-column-properties style:column-width="2.858cm" style:rel-column-width="7288*"/>
    </style:style>
    <style:style style:name="Tabelle10.A1" style:family="table-cell">
      <style:table-cell-properties fo:padding="0.097cm" fo:border-left="0.002cm solid #000000" fo:border-right="none" fo:border-top="0.002cm solid #000000" fo:border-bottom="none"/>
    </style:style>
    <style:style style:name="Tabelle10.B1" style:family="table-cell">
      <style:table-cell-properties fo:padding="0.097cm" fo:border="0.002cm solid #000000"/>
    </style:style>
    <style:style style:name="Tabelle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E2" style:family="table-cell">
      <style:table-cell-properties fo:padding="0.097cm" fo:border-left="0.002cm solid #000000" fo:border-right="none" fo:border-top="none" fo:border-bottom="0.002cm solid #000000"/>
    </style:style>
    <style:style style:name="Tabelle10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0.C5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elle10.D5" style:family="table-cell">
      <style:table-cell-properties fo:background-color="#cccc99" fo:padding="0.097cm" fo:border-left="0.002cm solid #000000" fo:border-right="none" fo:border-top="none" fo:border-bottom="0.002cm solid #000000">
        <style:background-image/>
      </style:table-cell-properties>
    </style:style>
    <style:style style:name="Tabelle10.E5" style:family="table-cell">
      <style:table-cell-properties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elle10.I5" style:family="table-cell">
      <style:table-cell-properties fo:background-color="#00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0.I6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0.A7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10.C8" style:family="table-cell">
      <style:table-cell-properties fo:background-color="#99cccc" fo:padding="0.097cm" fo:border-left="0.002cm solid #000000" fo:border-right="none" fo:border-top="none" fo:border-bottom="0.002cm solid #000000">
        <style:background-image/>
      </style:table-cell-properties>
    </style:style>
    <style:style style:name="Tabelle10.I8" style:family="table-cell">
      <style:table-cell-properties fo:background-color="#99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" style:family="table">
      <style:table-properties style:width="25.709cm" fo:margin-left="0cm" fo:margin-right="-0.009cm" table:align="margins"/>
    </style:style>
    <style:style style:name="Tabelle12.A" style:family="table-column">
      <style:table-column-properties style:column-width="8.225cm" style:rel-column-width="4663*"/>
    </style:style>
    <style:style style:name="Tabelle12.B" style:family="table-column">
      <style:table-column-properties style:column-width="8.334cm" style:rel-column-width="4725*"/>
    </style:style>
    <style:style style:name="Tabelle12.C" style:family="table-column">
      <style:table-column-properties style:column-width="2.813cm" style:rel-column-width="1595*"/>
    </style:style>
    <style:style style:name="Tabelle12.D" style:family="table-column">
      <style:table-column-properties style:column-width="6.336cm" style:rel-column-width="3592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D1" style:family="table-cell">
      <style:table-cell-properties fo:padding="0.097cm" fo:border="0.002cm solid #000000"/>
    </style:style>
    <style:style style:name="Tabelle12.A2" style:family="table-cell">
      <style:table-cell-properties fo:background-color="#66ccff" fo:padding="0.097cm" fo:border-left="0.002cm solid #000000" fo:border-right="none" fo:border-top="none" fo:border-bottom="0.002cm solid #000000">
        <style:background-image/>
      </style:table-cell-properties>
    </style:style>
    <style:style style:name="Tabelle12.B2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elle12.D2" style:family="table-cell">
      <style:table-cell-properties fo:background-color="#66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.A3" style:family="table-cell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Tabelle12.D3" style:family="table-cell">
      <style:table-cell-properties fo:background-color="#ff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.A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2.D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.A5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le12.D5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.A7" style:family="table-cell">
      <style:table-cell-properties fo:background-color="#ffccff" fo:padding="0.097cm" fo:border-left="0.002cm solid #000000" fo:border-right="none" fo:border-top="none" fo:border-bottom="0.002cm solid #000000">
        <style:background-image/>
      </style:table-cell-properties>
    </style:style>
    <style:style style:name="Tabelle12.D7" style:family="table-cell">
      <style:table-cell-properties fo:background-color="#ff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.A8" style:family="table-cell">
      <style:table-cell-properties fo:background-color="#ccffcc" fo:padding="0.097cm" fo:border-left="0.002cm solid #000000" fo:border-right="none" fo:border-top="none" fo:border-bottom="0.002cm solid #000000">
        <style:background-image/>
      </style:table-cell-properties>
    </style:style>
    <style:style style:name="Tabelle12.D8" style:family="table-cell">
      <style:table-cell-properties fo:background-color="#cc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.A9" style:family="table-cell">
      <style:table-cell-properties fo:padding="0.097cm" fo:border-left="0.002cm solid #000000" fo:border-right="none" fo:border-top="none" fo:border-bottom="0.002cm solid #000000"/>
    </style:style>
    <style:style style:name="Tabelle12.D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25.726cm" fo:margin-left="0cm" fo:margin-right="-0.026cm" table:align="margins"/>
    </style:style>
    <style:style style:name="Tabelle14.A" style:family="table-column">
      <style:table-column-properties style:column-width="1.235cm" style:rel-column-width="700*"/>
    </style:style>
    <style:style style:name="Tabelle14.B" style:family="table-column">
      <style:table-column-properties style:column-width="2.205cm" style:rel-column-width="1250*"/>
    </style:style>
    <style:style style:name="Tabelle14.C" style:family="table-column">
      <style:table-column-properties style:column-width="1.282cm" style:rel-column-width="727*"/>
    </style:style>
    <style:style style:name="Tabelle14.D" style:family="table-column">
      <style:table-column-properties style:column-width="1.466cm" style:rel-column-width="831*"/>
    </style:style>
    <style:style style:name="Tabelle14.E" style:family="table-column">
      <style:table-column-properties style:column-width="2.39cm" style:rel-column-width="1355*"/>
    </style:style>
    <style:style style:name="Tabelle14.F" style:family="table-column">
      <style:table-column-properties style:column-width="1.367cm" style:rel-column-width="775*"/>
    </style:style>
    <style:style style:name="Tabelle14.G" style:family="table-column">
      <style:table-column-properties style:column-width="1.344cm" style:rel-column-width="762*"/>
    </style:style>
    <style:style style:name="Tabelle14.H" style:family="table-column">
      <style:table-column-properties style:column-width="2.249cm" style:rel-column-width="1275*"/>
    </style:style>
    <style:style style:name="Tabelle14.I" style:family="table-column">
      <style:table-column-properties style:column-width="1.808cm" style:rel-column-width="1025*"/>
    </style:style>
    <style:style style:name="Tabelle14.J" style:family="table-column">
      <style:table-column-properties style:column-width="2.381cm" style:rel-column-width="1350*"/>
    </style:style>
    <style:style style:name="Tabelle14.K" style:family="table-column">
      <style:table-column-properties style:column-width="1.896cm" style:rel-column-width="1075*"/>
    </style:style>
    <style:style style:name="Tabelle14.L" style:family="table-column">
      <style:table-column-properties style:column-width="2.933cm" style:rel-column-width="1663*"/>
    </style:style>
    <style:style style:name="Tabelle14.M" style:family="table-column">
      <style:table-column-properties style:column-width="3.17cm" style:rel-column-width="1797*"/>
    </style:style>
    <style:style style:name="Tabelle14.A1" style:family="table-cell">
      <style:table-cell-properties fo:background-color="#66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4.D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4.G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I1" style:family="table-cell">
      <style:table-cell-properties fo:background-color="#ff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4.L1" style:family="table-cell">
      <style:table-cell-properties fo:padding="0.097cm" fo:border="0.002cm solid #000000"/>
    </style:style>
    <style:style style:name="Tabelle14.2" style:family="table-row">
      <style:table-row-properties style:min-row-height="0.598cm"/>
    </style:style>
    <style:style style:name="Tabelle14.B2" style:family="table-cell">
      <style:table-cell-properties fo:background-color="#66ccff" fo:padding="0.097cm" fo:border-left="none" fo:border-right="none" fo:border-top="0.002cm solid #000000" fo:border-bottom="0.002cm solid #000000">
        <style:background-image/>
      </style:table-cell-properties>
    </style:style>
    <style:style style:name="Tabelle14.C2" style:family="table-cell">
      <style:table-cell-properties fo:background-color="#66ccff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elle14.E2" style:family="table-cell">
      <style:table-cell-properties fo:background-color="transparent" fo:padding="0.097cm" fo:border-left="none" fo:border-right="none" fo:border-top="0.002cm solid #000000" fo:border-bottom="0.002cm solid #000000">
        <style:background-image/>
      </style:table-cell-properties>
    </style:style>
    <style:style style:name="Tabelle14.F2" style:family="table-cell">
      <style:table-cell-properties fo:background-color="transparent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elle14.H2" style:family="table-cell">
      <style:table-cell-properties fo:padding="0.097cm" fo:border-left="none" fo:border-right="0.002cm solid #000000" fo:border-top="0.002cm solid #000000" fo:border-bottom="0.002cm solid #000000"/>
    </style:style>
    <style:style style:name="Tabelle14.J2" style:family="table-cell">
      <style:table-cell-properties fo:background-color="#ffccff" fo:padding="0.097cm" fo:border-left="none" fo:border-right="none" fo:border-top="0.002cm solid #000000" fo:border-bottom="0.002cm solid #000000">
        <style:background-image/>
      </style:table-cell-properties>
    </style:style>
    <style:style style:name="Tabelle14.K2" style:family="table-cell">
      <style:table-cell-properties fo:background-color="#ffccff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elle14.A3" style:family="table-cell">
      <style:table-cell-properties fo:background-color="#66ccff" fo:padding="0.097cm" fo:border-left="0.002cm solid #000000" fo:border-right="none" fo:border-top="none" fo:border-bottom="0.002cm solid #000000">
        <style:background-image/>
      </style:table-cell-properties>
    </style:style>
    <style:style style:name="Tabelle14.B3" style:family="table-cell">
      <style:table-cell-properties fo:background-color="#66ccff" fo:padding="0.097cm" fo:border-left="none" fo:border-right="none" fo:border-top="none" fo:border-bottom="0.002cm solid #000000">
        <style:background-image/>
      </style:table-cell-properties>
    </style:style>
    <style:style style:name="Tabelle14.C3" style:family="table-cell">
      <style:table-cell-properties fo:background-color="#66ccff" fo:padding="0.097cm" fo:border-left="none" fo:border-right="0.002cm solid #000000" fo:border-top="none" fo:border-bottom="0.002cm solid #000000">
        <style:background-image/>
      </style:table-cell-properties>
    </style:style>
    <style:style style:name="Tabelle14.D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4.E3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le14.F3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elle14.G3" style:family="table-cell">
      <style:table-cell-properties fo:padding="0.097cm" fo:border-left="0.002cm solid #000000" fo:border-right="none" fo:border-top="none" fo:border-bottom="0.002cm solid #000000"/>
    </style:style>
    <style:style style:name="Tabelle14.H3" style:family="table-cell">
      <style:table-cell-properties fo:padding="0.097cm" fo:border-left="none" fo:border-right="0.002cm solid #000000" fo:border-top="none" fo:border-bottom="0.002cm solid #000000"/>
    </style:style>
    <style:style style:name="Tabelle14.I3" style:family="table-cell">
      <style:table-cell-properties fo:background-color="#ffccff" fo:padding="0.097cm" fo:border-left="0.002cm solid #000000" fo:border-right="none" fo:border-top="none" fo:border-bottom="0.002cm solid #000000">
        <style:background-image/>
      </style:table-cell-properties>
    </style:style>
    <style:style style:name="Tabelle14.J3" style:family="table-cell">
      <style:table-cell-properties fo:background-color="#ffccff" fo:padding="0.097cm" fo:border-left="none" fo:border-right="none" fo:border-top="none" fo:border-bottom="0.002cm solid #000000">
        <style:background-image/>
      </style:table-cell-properties>
    </style:style>
    <style:style style:name="Tabelle14.K3" style:family="table-cell">
      <style:table-cell-properties fo:background-color="#ffccff" fo:padding="0.097cm" fo:border-left="none" fo:border-right="0.002cm solid #000000" fo:border-top="none" fo:border-bottom="0.002cm solid #000000">
        <style:background-image/>
      </style:table-cell-properties>
    </style:style>
    <style:style style:name="Tabelle7" style:family="table">
      <style:table-properties style:width="25.7cm" table:align="margins"/>
    </style:style>
    <style:style style:name="Tabelle7.A" style:family="table-column">
      <style:table-column-properties style:column-width="2.856cm" style:rel-column-width="7281*"/>
    </style:style>
    <style:style style:name="Tabelle7.E" style:family="table-column">
      <style:table-column-properties style:column-width="2.856cm" style:rel-column-width="7280*"/>
    </style:style>
    <style:style style:name="Tabelle7.I" style:family="table-column">
      <style:table-column-properties style:column-width="2.858cm" style:rel-column-width="7288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G1" style:family="table-cell">
      <style:table-cell-properties fo:padding="0.097cm" fo:border="0.002cm solid #000000"/>
    </style:style>
    <style:style style:name="Tabelle7.B2" style:family="table-cell">
      <style:table-cell-properties fo:padding="0.097cm" fo:border-left="0.002cm solid #000000" fo:border-right="none" fo:border-top="none" fo:border-bottom="0.002cm solid #000000"/>
    </style:style>
    <style:style style:name="Tabelle7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.C5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elle7.E5" style:family="table-cell">
      <style:table-cell-properties fo:background-color="#83caff" fo:padding="0.097cm" fo:border-left="0.002cm solid #000000" fo:border-right="none" fo:border-top="none" fo:border-bottom="0.002cm solid #000000">
        <style:background-image/>
      </style:table-cell-properties>
    </style:style>
    <style:style style:name="Tabelle7.H5" style:family="table-cell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Tabelle7.I5" style:family="table-cell">
      <style:table-cell-properties fo:background-color="#00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7.D6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le7.I6" style:family="table-cell">
      <style:table-cell-properties fo:background-color="#83ca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7.A7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7.C8" style:family="table-cell">
      <style:table-cell-properties fo:background-color="#ffccff" fo:padding="0.097cm" fo:border-left="0.002cm solid #000000" fo:border-right="none" fo:border-top="none" fo:border-bottom="0.002cm solid #000000">
        <style:background-image/>
      </style:table-cell-properties>
    </style:style>
    <style:style style:name="Tabelle7.I8" style:family="table-cell">
      <style:table-cell-properties fo:background-color="#ff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7.C9" style:family="table-cell">
      <style:table-cell-properties fo:background-color="#ccffcc" fo:padding="0.097cm" fo:border-left="0.002cm solid #000000" fo:border-right="none" fo:border-top="none" fo:border-bottom="0.002cm solid #000000">
        <style:background-image/>
      </style:table-cell-properties>
    </style:style>
    <style:style style:name="Tabelle7.I9" style:family="table-cell">
      <style:table-cell-properties fo:background-color="#cc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" style:family="table">
      <style:table-properties style:width="25.709cm" fo:margin-left="0cm" fo:margin-right="-0.009cm" table:align="margins"/>
    </style:style>
    <style:style style:name="Tabelle1.A" style:family="table-column">
      <style:table-column-properties style:column-width="7.893cm" style:rel-column-width="4475*"/>
    </style:style>
    <style:style style:name="Tabelle1.B" style:family="table-column">
      <style:table-column-properties style:column-width="9.857cm" style:rel-column-width="5588*"/>
    </style:style>
    <style:style style:name="Tabelle1.C" style:family="table-column">
      <style:table-column-properties style:column-width="7.959cm" style:rel-column-width="4512*"/>
    </style:style>
    <style:style style:name="Tabel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C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3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1.C3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5" style:family="table-cell">
      <style:table-cell-properties fo:padding="0.097cm" fo:border-left="0.002cm solid #000000" fo:border-right="none" fo:border-top="none" fo:border-bottom="0.002cm solid #000000"/>
    </style:style>
    <style:style style:name="Tabelle1.C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25.688cm" fo:margin-left="0cm" fo:margin-right="0.012cm" table:align="margins"/>
    </style:style>
    <style:style style:name="Tabelle3.A" style:family="table-column">
      <style:table-column-properties style:column-width="8.754cm" style:rel-column-width="4963*"/>
    </style:style>
    <style:style style:name="Tabelle3.B" style:family="table-column">
      <style:table-column-properties style:column-width="8.599cm" style:rel-column-width="4875*"/>
    </style:style>
    <style:style style:name="Tabelle3.C" style:family="table-column">
      <style:table-column-properties style:column-width="8.334cm" style:rel-column-width="4725*"/>
    </style:style>
    <style:style style:name="Tabelle3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.C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3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3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.A4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3.C4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.A7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elle3.C7" style:family="table-cell">
      <style:table-cell-properties fo:background-color="#00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25.776cm" fo:margin-left="0cm" fo:margin-right="-0.076cm" table:align="margins"/>
    </style:style>
    <style:style style:name="Tabelle2.A" style:family="table-column">
      <style:table-column-properties style:column-width="1.85cm" style:rel-column-width="1049*"/>
    </style:style>
    <style:style style:name="Tabelle2.B" style:family="table-column">
      <style:table-column-properties style:column-width="2.101cm" style:rel-column-width="1191*"/>
    </style:style>
    <style:style style:name="Tabelle2.C" style:family="table-column">
      <style:table-column-properties style:column-width="2.111cm" style:rel-column-width="1197*"/>
    </style:style>
    <style:style style:name="Tabelle2.D" style:family="table-column">
      <style:table-column-properties style:column-width="1.843cm" style:rel-column-width="1045*"/>
    </style:style>
    <style:style style:name="Tabelle2.E" style:family="table-column">
      <style:table-column-properties style:column-width="2.103cm" style:rel-column-width="1192*"/>
    </style:style>
    <style:style style:name="Tabelle2.G" style:family="table-column">
      <style:table-column-properties style:column-width="2.097cm" style:rel-column-width="1189*"/>
    </style:style>
    <style:style style:name="Tabelle2.H" style:family="table-column">
      <style:table-column-properties style:column-width="1.857cm" style:rel-column-width="1053*"/>
    </style:style>
    <style:style style:name="Tabelle2.I" style:family="table-column">
      <style:table-column-properties style:column-width="2.155cm" style:rel-column-width="1222*"/>
    </style:style>
    <style:style style:name="Tabelle2.J" style:family="table-column">
      <style:table-column-properties style:column-width="1.796cm" style:rel-column-width="1018*"/>
    </style:style>
    <style:style style:name="Tabelle2.K" style:family="table-column">
      <style:table-column-properties style:column-width="2.108cm" style:rel-column-width="1195*"/>
    </style:style>
    <style:style style:name="Tabelle2.L" style:family="table-column">
      <style:table-column-properties style:column-width="1.808cm" style:rel-column-width="1025*"/>
    </style:style>
    <style:style style:name="Tabelle2.M" style:family="table-column">
      <style:table-column-properties style:column-width="2.096cm" style:rel-column-width="118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B2" style:family="table-cell">
      <style:table-cell-properties fo:padding="0.097cm" fo:border-left="0.002cm solid #000000" fo:border-right="none" fo:border-top="none" fo:border-bottom="0.002cm solid #000000"/>
    </style:style>
    <style:style style:name="Tabelle2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4" style:family="table">
      <style:table-properties style:width="25.7cm" table:align="margins"/>
    </style:style>
    <style:style style:name="Tabelle4.A" style:family="table-column">
      <style:table-column-properties style:column-width="8.567cm" style:rel-column-width="2184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25.7cm" table:align="margins"/>
    </style:style>
    <style:style style:name="Tabelle6.A" style:family="table-column">
      <style:table-column-properties style:column-width="8.567cm" style:rel-column-width="21845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6.C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style:font-name="Cardo"/>
    </style:style>
    <style:style style:name="P2" style:family="paragraph" style:parent-style-name="Standard">
      <style:text-properties style:font-name="Cardo" fo:background-color="transparent"/>
    </style:style>
    <style:style style:name="P3" style:family="paragraph" style:parent-style-name="Standard">
      <style:text-properties style:font-name="Cardo" fo:font-size="16pt" style:text-underline-style="solid" style:text-underline-width="auto" style:text-underline-color="font-color" style:font-size-asian="16pt" style:font-size-complex="16pt"/>
    </style:style>
    <style:style style:name="P4" style:family="paragraph" style:parent-style-name="Standard">
      <style:text-properties style:font-name="Cardo" fo:background-color="#ffff00"/>
    </style:style>
    <style:style style:name="P5" style:family="paragraph" style:parent-style-name="Standard">
      <style:text-properties style:font-name="Cardo" fo:font-size="14pt" style:font-size-asian="14pt" style:font-size-complex="14pt"/>
    </style:style>
    <style:style style:name="P6" style:family="paragraph" style:parent-style-name="Standard">
      <style:text-properties style:font-name="Cardo"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>
      <style:text-properties style:font-name="Cardo" fo:font-size="12pt" style:text-underline-style="solid" style:text-underline-width="auto" style:text-underline-color="font-color" style:font-size-asian="12pt" style:font-size-complex="12pt"/>
    </style:style>
    <style:style style:name="P8" style:family="paragraph" style:parent-style-name="Standard">
      <style:text-properties style:font-name="Cardo" style:text-underline-style="solid" style:text-underline-width="auto" style:text-underline-color="font-color"/>
    </style:style>
    <style:style style:name="P9" style:family="paragraph" style:parent-style-name="Standard">
      <style:text-properties style:font-name="Cardo" fo:background-color="#000000"/>
    </style:style>
    <style:style style:name="P10" style:family="paragraph" style:parent-style-name="Standard">
      <style:text-properties style:font-name="Cardo" fo:font-size="20pt" style:text-underline-style="solid" style:text-underline-width="auto" style:text-underline-color="font-color" style:font-size-asian="20pt" style:font-size-complex="20pt"/>
    </style:style>
    <style:style style:name="P11" style:family="paragraph" style:parent-style-name="Standard">
      <style:paragraph-properties fo:text-align="center" style:justify-single-word="false"/>
      <style:text-properties style:font-name="Cardo" fo:font-size="11pt" fo:font-style="normal" style:font-size-asian="11pt" style:font-style-asian="normal" style:font-size-complex="11pt" style:font-style-complex="normal"/>
    </style:style>
    <style:style style:name="P12" style:family="paragraph" style:parent-style-name="Table_20_Contents">
      <style:text-properties style:font-name="Cardo"/>
    </style:style>
    <style:style style:name="P13" style:family="paragraph" style:parent-style-name="Table_20_Contents">
      <style:paragraph-properties fo:text-align="center" style:justify-single-word="false"/>
      <style:text-properties style:font-name="Cardo"/>
    </style:style>
    <style:style style:name="P14" style:family="paragraph" style:parent-style-name="Table_20_Contents">
      <style:paragraph-properties fo:text-align="center" style:justify-single-word="false"/>
      <style:text-properties style:font-name="Cardo"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rdo" fo:font-style="normal" fo:font-weight="bold" fo:background-color="transparent" style:font-style-asian="normal" style:font-weight-asian="bold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rdo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Cardo" fo:font-style="normal" fo:font-weight="normal" fo:background-color="transparent" style:font-style-asian="normal" style:font-weight-asian="normal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rdo" fo:font-style="normal" style:font-style-asian="normal" style:font-style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Cardo" fo:font-style="normal" style:font-style-asian="normal" style:font-style-complex="normal"/>
    </style:style>
    <style:style style:name="P20" style:family="paragraph" style:parent-style-name="Table_20_Contents">
      <style:text-properties style:font-name="Cardo" fo:background-color="transparent"/>
    </style:style>
    <style:style style:name="P21" style:family="paragraph" style:parent-style-name="Table_20_Contents">
      <style:paragraph-properties fo:text-align="start" style:justify-single-word="false"/>
      <style:text-properties style:font-name="Cardo"/>
    </style:style>
    <style:style style:name="P22" style:family="paragraph" style:parent-style-name="Table_20_Contents">
      <style:paragraph-properties fo:text-align="center" style:justify-single-word="false"/>
      <style:text-properties style:font-name="Cardo" fo:font-style="italic" fo:font-weight="normal" style:font-style-asian="italic" style:font-weight-asian="normal" style:font-style-complex="italic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Card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Cardo" fo:font-weight="normal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Cardo" fo:font-weight="normal" fo:background-color="transparent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style:font-name="Cardo"/>
    </style:style>
    <style:style style:name="P27" style:family="paragraph" style:parent-style-name="Table_20_Contents">
      <style:paragraph-properties fo:text-align="center" style:justify-single-word="false"/>
      <style:text-properties fo:color="#000000" style:font-name="Cardo" fo:background-color="transparent"/>
    </style:style>
    <style:style style:name="P28" style:family="paragraph" style:parent-style-name="Standard">
      <style:paragraph-properties fo:background-color="transparent">
        <style:background-image/>
      </style:paragraph-properties>
      <style:text-properties style:font-name="Cardo" fo:background-color="transparent"/>
    </style:style>
    <style:style style:name="P29" style:family="paragraph" style:parent-style-name="Table_20_Contents">
      <style:paragraph-properties fo:text-align="center" style:justify-single-word="false" fo:background-color="#ffff00">
        <style:background-image/>
      </style:paragraph-properties>
      <style:text-properties style:font-name="Cardo"/>
    </style:style>
    <style:style style:name="P30" style:family="paragraph" style:parent-style-name="Standard">
      <style:text-properties style:font-name="Cardo"/>
    </style:style>
    <style:style style:name="P31" style:family="paragraph" style:parent-style-name="Standard">
      <style:text-properties style:font-name="Cardo" fo:font-size="12pt" style:text-underline-style="solid" style:text-underline-width="auto" style:text-underline-color="font-color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Cardo" fo:font-size="12pt" style:text-underline-style="solid" style:text-underline-width="auto" style:text-underline-color="font-color" style:font-size-asian="12pt" style:font-size-complex="12pt"/>
    </style:style>
    <style:style style:name="P33" style:family="paragraph" style:parent-style-name="Standard">
      <style:text-properties style:font-name="Cardo" fo:font-size="12pt" style:text-underline-style="none" style:font-size-asian="12pt" style:font-size-complex="12pt"/>
    </style:style>
    <style:style style:name="P34" style:family="paragraph" style:parent-style-name="Standard">
      <style:text-properties style:font-name="Cardo" fo:font-size="12pt" style:text-underline-style="none" fo:font-weight="bold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Cardo" fo:font-size="14pt" style:text-underline-style="solid" style:text-underline-width="auto" style:text-underline-color="font-color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style:font-name="Cardo" fo:font-size="14pt" style:text-underline-style="solid" style:text-underline-width="auto" style:text-underline-color="font-color" style:font-size-asian="14pt" style:font-size-complex="14pt"/>
    </style:style>
    <style:style style:name="P37" style:family="paragraph" style:parent-style-name="Standard">
      <style:text-properties style:font-name="Cardo" fo:font-size="14pt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style:font-name="Cardo" fo:font-size="16pt" fo:background-color="transparent" style:font-size-asian="16pt" style:font-size-complex="16pt"/>
    </style:style>
    <style:style style:name="P39" style:family="paragraph" style:parent-style-name="Standard">
      <style:text-properties style:font-name="Cardo" fo:background-color="transparent"/>
    </style:style>
    <style:style style:name="P40" style:family="paragraph" style:parent-style-name="Standard">
      <style:paragraph-properties fo:text-align="justify" style:justify-single-word="false"/>
      <style:text-properties style:font-name="Cardo" fo:background-color="transparent"/>
    </style:style>
    <style:style style:name="P41" style:family="paragraph" style:parent-style-name="Standard">
      <style:paragraph-properties fo:text-align="justify" style:justify-single-word="false"/>
      <style:text-properties style:font-name="Cardo"/>
    </style:style>
    <style:style style:name="P42" style:family="paragraph" style:parent-style-name="Standard">
      <style:text-properties style:font-name="Cardo" fo:font-style="normal" fo:font-weight="bold" style:font-style-asian="normal" style:font-weight-asian="bold" style:font-style-complex="normal" style:font-weight-complex="bold"/>
    </style:style>
    <style:style style:name="P43" style:family="paragraph" style:parent-style-name="Standard">
      <style:text-properties style:font-name="Cardo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44" style:family="paragraph" style:parent-style-name="Standard">
      <style:text-properties style:font-name="Cardo" fo:font-size="6pt" style:font-size-asian="6pt" style:font-size-complex="6pt"/>
    </style:style>
    <style:style style:name="P45" style:family="paragraph" style:parent-style-name="Standard">
      <style:text-properties style:font-name="Cardo" fo:background-color="#ffff00"/>
    </style:style>
    <style:style style:name="P46" style:family="paragraph" style:parent-style-name="Standard">
      <style:paragraph-properties fo:text-align="center" style:justify-single-word="false"/>
      <style:text-properties style:font-name="Cardo" fo:font-size="11pt" fo:font-style="normal" fo:background-color="transparent" style:font-size-asian="11pt" style:font-style-asian="normal" style:font-size-complex="11pt" style:font-style-complex="normal"/>
    </style:style>
    <style:style style:name="P47" style:family="paragraph" style:parent-style-name="Standard">
      <style:paragraph-properties fo:text-align="center" style:justify-single-word="false"/>
      <style:text-properties style:font-name="Cardo" fo:font-size="11pt" fo:font-style="normal" style:font-size-asian="11pt" style:font-style-asian="normal" style:font-size-complex="11pt" style:font-style-complex="normal"/>
    </style:style>
    <style:style style:name="P48" style:family="paragraph" style:parent-style-name="Standard">
      <style:paragraph-properties fo:text-align="center" style:justify-single-word="false"/>
      <style:text-properties style:font-name="Cardo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Card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fo:color="#ff3333" style:font-name="Cardo" fo:font-size="16pt" fo:background-color="transparent" style:font-size-asian="16pt" style:font-size-complex="16pt"/>
    </style:style>
    <style:style style:name="P51" style:family="paragraph" style:parent-style-name="Standard">
      <style:paragraph-properties fo:text-align="justify" style:justify-single-word="false"/>
      <style:text-properties fo:color="#000000" style:font-name="Cardo" fo:font-weight="normal" style:font-weight-asian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fo:color="#000000" style:font-name="Cardo" fo:font-size="16pt" fo:font-weight="normal" fo:background-color="transparent" style:font-size-asian="16pt" style:font-weight-asian="normal" style:font-size-complex="16pt" style:font-weight-complex="normal"/>
    </style:style>
    <style:style style:name="P53" style:family="paragraph" style:parent-style-name="Standard">
      <style:paragraph-properties fo:text-align="center" style:justify-single-word="false"/>
      <style:text-properties fo:color="#000000" style:font-name="Cardo" fo:font-size="16pt" fo:font-style="italic" fo:font-weight="normal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use-window-font-color="true" style:font-name="Cardo" fo:font-size="16pt" fo:background-color="transparent" style:font-size-asian="16pt" style:font-size-complex="16pt"/>
    </style:style>
    <style:style style:name="P55" style:family="paragraph" style:parent-style-name="Table_20_Contents">
      <style:text-properties style:font-name="Cardo"/>
    </style:style>
    <style:style style:name="P56" style:family="paragraph" style:parent-style-name="Table_20_Contents">
      <style:paragraph-properties fo:text-align="start" style:justify-single-word="false"/>
      <style:text-properties style:font-name="Cardo"/>
    </style:style>
    <style:style style:name="P57" style:family="paragraph" style:parent-style-name="Table_20_Contents">
      <style:paragraph-properties fo:text-align="center" style:justify-single-word="false"/>
      <style:text-properties style:font-name="Cardo"/>
    </style:style>
    <style:style style:name="P58" style:family="paragraph" style:parent-style-name="Table_20_Contents">
      <style:paragraph-properties fo:text-align="center" style:justify-single-word="false"/>
      <style:text-properties style:font-name="Cardo" fo:font-style="normal" style:font-style-asian="normal" style:font-style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Cardo" fo:font-style="normal" fo:font-weight="normal" style:font-style-asian="normal" style:font-weight-asian="normal" style:font-style-complex="normal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Cardo" fo:font-style="italic" fo:font-weight="normal" style:font-style-asian="italic" style:font-weight-asian="normal" style:font-style-complex="italic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Cardo" fo:font-size="16pt" fo:background-color="transparent" style:font-size-asian="16pt" style:font-size-complex="16pt"/>
    </style:style>
    <style:style style:name="P62" style:family="paragraph" style:parent-style-name="Table_20_Contents">
      <style:text-properties style:font-name="Cardo" fo:background-color="transparent"/>
    </style:style>
    <style:style style:name="P63" style:family="paragraph" style:parent-style-name="Table_20_Contents">
      <style:paragraph-properties fo:text-align="start" style:justify-single-word="false"/>
      <style:text-properties style:font-name="Cardo" fo:background-color="transparent"/>
    </style:style>
    <style:style style:name="P64" style:family="paragraph" style:parent-style-name="Table_20_Contents">
      <style:paragraph-properties fo:text-align="center" style:justify-single-word="false"/>
      <style:text-properties style:font-name="Cardo" fo:background-color="transparent"/>
    </style:style>
    <style:style style:name="P65" style:family="paragraph" style:parent-style-name="Table_20_Contents">
      <style:text-properties style:font-name="Cardo" fo:font-size="11pt" fo:font-weight="normal" fo:background-color="transparent" style:font-size-asian="11pt" style:font-weight-asian="normal" style:font-size-complex="11pt" style:font-weight-complex="normal"/>
    </style:style>
    <style:style style:name="P66" style:family="paragraph" style:parent-style-name="Table_20_Contents">
      <style:text-properties style:font-name="Cardo" fo:font-size="11pt" fo:background-color="transparent" style:font-size-asian="11pt" style:font-size-complex="11pt"/>
    </style:style>
    <style:style style:name="P67" style:family="paragraph" style:parent-style-name="Table_20_Contents">
      <style:text-properties style:font-name="Cardo" fo:font-size="11pt" fo:background-color="#ffff00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Cardo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Cardo" fo:background-color="#1c1c1c"/>
    </style:style>
    <style:style style:name="P70" style:family="paragraph" style:parent-style-name="Table_20_Contents">
      <style:text-properties style:font-name="Cardo" fo:font-weight="normal" fo:background-color="transparent" style:font-weight-asian="normal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use-window-font-color="true" style:font-name="Cardo"/>
    </style:style>
    <style:style style:name="P72" style:family="paragraph" style:parent-style-name="Table_20_Contents">
      <style:paragraph-properties fo:text-align="center" style:justify-single-word="false"/>
      <style:text-properties fo:color="#000000" style:font-name="Cardo" fo:background-color="transparent"/>
    </style:style>
    <style:style style:name="P73" style:family="paragraph" style:parent-style-name="Table_20_Contents">
      <style:text-properties style:font-name="Cardo" fo:font-size="10pt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Cardo" fo:font-size="10pt" style:font-size-asian="10pt" style:font-size-complex="10pt"/>
    </style:style>
    <style:style style:name="P75" style:family="paragraph" style:parent-style-name="Table_20_Contents">
      <style:text-properties style:font-name="Cardo" fo:font-size="10pt" fo:font-weight="normal" style:font-size-asian="10pt" style:font-weight-asian="normal" style:font-size-complex="10pt" style:font-weight-complex="normal"/>
    </style:style>
    <style:style style:name="P76" style:family="paragraph" style:parent-style-name="Table_20_Contents">
      <style:text-properties style:font-name="Cardo" fo:font-size="10pt" fo:font-weight="normal" fo:background-color="transparent" style:font-size-asian="10pt" style:font-weight-asian="normal" style:font-size-complex="10pt" style:font-weight-complex="normal"/>
    </style:style>
    <style:style style:name="P77" style:family="paragraph" style:parent-style-name="Table_20_Contents">
      <style:text-properties style:font-name="Cardo" fo:font-size="10pt" fo:font-weight="normal" fo:background-color="#ffff99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style:font-name="Cardo" fo:font-size="10pt" fo:background-color="#ffff99" style:font-size-asian="10pt" style:font-size-complex="10pt"/>
    </style:style>
    <style:style style:name="P79" style:family="paragraph" style:parent-style-name="Table_20_Contents">
      <style:text-properties style:font-name="Cardo1" fo:font-weight="normal" fo:background-color="transparent" style:font-name-asian="Cardo1" style:font-weight-asian="normal" style:font-name-complex="Cardo1" style:font-weight-complex="normal"/>
    </style:style>
    <style:style style:name="P80" style:family="paragraph" style:parent-style-name="Table_20_Contents">
      <style:paragraph-properties fo:background-color="#000000">
        <style:background-image/>
      </style:paragraph-properties>
      <style:text-properties style:font-name="Cardo" fo:font-size="11pt" fo:font-weight="normal" fo:background-color="transparent" style:font-size-asian="11pt" style:font-weight-asian="normal" style:font-size-complex="11pt" style:font-weight-complex="normal"/>
    </style:style>
    <style:style style:name="P81" style:family="paragraph" style:parent-style-name="Table_20_Contents">
      <style:paragraph-properties fo:background-color="transparent">
        <style:background-image/>
      </style:paragraph-properties>
      <style:text-properties style:font-name="Cardo" fo:font-size="11pt" fo:font-weight="normal" fo:background-color="#000000" style:font-size-asian="11pt" style:font-weight-asian="normal" style:font-size-complex="11pt" style:font-weight-complex="normal"/>
    </style:style>
    <style:style style:name="P82" style:family="paragraph" style:parent-style-name="Footnote">
      <style:text-properties style:font-name="Cardo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fo:font-weight="bold" fo:background-color="#dddddd" style:font-weight-asian="bold" style:font-weight-complex="bold"/>
    </style:style>
    <style:style style:name="T4" style:family="text">
      <style:text-properties fo:font-weight="bold" fo:background-color="#ccccf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background-color="#ffcc00"/>
    </style:style>
    <style:style style:name="T7" style:family="text">
      <style:text-properties style:font-name="Cardo1" style:font-name-asian="Cardo1" style:font-name-complex="Cardo1"/>
    </style:style>
    <style:style style:name="T8" style:family="text">
      <style:text-properties style:font-name="Cardo1" fo:font-style="normal" style:font-name-asian="Cardo1" style:font-style-asian="normal" style:font-name-complex="Cardo1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italic" fo:background-color="#cccc99" style:font-style-asian="italic" style:font-style-complex="italic"/>
    </style:style>
    <style:style style:name="T13" style:family="text">
      <style:text-properties fo:font-style="italic" fo:background-color="#ccccff" style:font-style-asian="italic" style:font-style-complex="italic"/>
    </style:style>
    <style:style style:name="T14" style:family="text">
      <style:text-properties fo:background-color="transparen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background-color="#ffcc00" style:font-name-asian="Cardo1" style:font-style-asian="normal" style:font-name-complex="Cardo1" style:font-style-complex="normal"/>
    </style:style>
    <style:style style:name="T17" style:family="text">
      <style:text-properties fo:font-style="normal" fo:background-color="#ffffff" style:font-style-asian="normal" style:font-style-complex="normal"/>
    </style:style>
    <style:style style:name="T18" style:family="text">
      <style:text-properties fo:font-style="normal" style:font-name-asian="Cardo1" style:font-style-asian="normal" style:font-name-complex="Cardo1" style:font-style-complex="normal"/>
    </style:style>
    <style:style style:name="T19" style:family="text">
      <style:text-properties fo:font-style="normal" fo:background-color="#ffccff" style:font-style-asian="normal" style:font-style-complex="normal"/>
    </style:style>
    <style:style style:name="T20" style:family="text">
      <style:text-properties style:use-window-font-color="true"/>
    </style:style>
    <style:style style:name="T21" style:family="text">
      <style:text-properties fo:background-color="#ccffcc"/>
    </style:style>
    <style:style style:name="T22" style:family="text">
      <style:text-properties style:text-position="super 58%" fo:background-color="#ffffff"/>
    </style:style>
    <style:style style:name="T23" style:family="text">
      <style:text-properties style:font-name-asian="Cardo1" style:font-name-complex="Cardo1"/>
    </style:style>
    <style:style style:name="T2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6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7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28" style:family="text">
      <style:text-properties fo:color="#000000" fo:font-weight="normal" style:font-weight-asian="normal" style:font-weight-complex="normal"/>
    </style:style>
    <style:style style:name="T29" style:family="text">
      <style:text-properties fo:color="#ff3333" fo:font-weight="bold" style:font-weight-asian="bold" style:font-weight-complex="bold"/>
    </style:style>
    <style:style style:name="T30" style:family="text">
      <style:text-properties fo:color="#ff3333" fo:font-weight="bold" fo:background-color="#ccccff" style:font-weight-asian="bold" style:font-weight-complex="bold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background-color="#ffffff"/>
    </style:style>
    <style:style style:name="T33" style:family="text">
      <style:text-properties style:text-position="0% 100%" style:text-underline-style="solid" style:text-underline-width="auto" style:text-underline-color="font-color"/>
    </style:style>
    <style:style style:name="T34" style:family="text">
      <style:text-properties fo:background-color="#cccc99"/>
    </style:style>
    <style:style style:name="T35" style:family="text">
      <style:text-properties fo:background-color="#99cccc"/>
    </style:style>
    <style:style style:name="T36" style:family="text">
      <style:text-properties fo:background-color="#ccccff"/>
    </style:style>
    <style:style style:name="T37" style:family="text">
      <style:text-properties fo:background-color="#66ccff"/>
    </style:style>
    <style:style style:name="T38" style:family="text">
      <style:text-properties fo:background-color="#ffcc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https://en.wikipedia.org/wiki/German_conjugation</text:p>
      <text:p text:style-name="P4">https://en.wiktionary.org/wiki/sehen</text:p>
      <text:p text:style-name="P4">https://en.wikipedia.org/wiki/Grammatical_mood</text:p>
      <text:p text:style-name="P4">https://de.wikipedia.org/wiki/Konjunktiv#:~:text=7%20Einzelnachweise-,Konjunktiv%20I,%2D%C2%B4%2C%20lautgesetzlich%20verallgemeinert%20german.</text:p>
      <text:p text:style-name="P4">etc.</text:p>
      <text:p text:style-name="P1"/>
      <text:p text:style-name="P6"/>
      <text:p text:style-name="P6"/>
      <text:p text:style-name="P6"/>
      <text:p text:style-name="P1"/>
      <text:p text:style-name="P1"/>
      <text:p text:style-name="P1"/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How to learn German verbs</text:p>
      <text:p text:style-name="P6"/>
      <text:p text:style-name="P6">The one form that you need to learn for every "weak" verb (i.e. regular verb)</text:p>
      <text:p text:style-name="P1"/>
      <text:p text:style-name="P51">For every "weak" verb (i.e. regular verb), you only need to learn the present infintitive (<text:span text:style-name="T36">INF</text:span>). From the this form, you can derive ...</text:p>
      <text:p text:style-name="P1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13"/>
            <text:p text:style-name="P13">derived form</text:p>
          </table:table-cell>
          <table:table-cell table:style-name="Tabelle9.A1" office:value-type="string">
            <text:p text:style-name="P13"/>
            <text:p text:style-name="P13">formula</text:p>
          </table:table-cell>
          <table:table-cell table:style-name="Tabelle9.C1" office:value-type="string">
            <text:p text:style-name="P13">abbreviated name for the preceding formula</text:p>
          </table:table-cell>
        </table:table-row>
        <table:table-row>
          <table:table-cell table:style-name="Tabelle9.A2" office:value-type="string">
            <text:p text:style-name="P21">... the present stem</text:p>
          </table:table-cell>
          <table:table-cell table:style-name="Tabelle9.A2" office:value-type="string">
            <text:p text:style-name="P21"><text:span text:style-name="T36">INF</text:span> - en,</text:p>
            <text:p text:style-name="P21"><text:span text:style-name="T9">or</text:span> (!) <text:span text:style-name="T36">INF</text:span> - n,<text:span text:style-name="T9"> if the </text:span><text:span text:style-name="T13">INF</text:span><text:span text:style-name="T9"> doesn't end in -en</text:span></text:p>
          </table:table-cell>
          <table:table-cell table:style-name="Tabelle9.C2" office:value-type="string">
            <text:p text:style-name="P21">PRS</text:p>
          </table:table-cell>
        </table:table-row>
        <table:table-row>
          <table:table-cell table:style-name="Tabelle9.A3" office:value-type="string">
            <text:p text:style-name="P21">... the preterite stem</text:p>
          </table:table-cell>
          <table:table-cell table:style-name="Tabelle9.A3" office:value-type="string">
            <text:p text:style-name="P21"><text:span text:style-name="T34">PRS</text:span> + t</text:p>
            <text:p text:style-name="P21"><text:span text:style-name="T9">or</text:span> (!) <text:span text:style-name="T34">PRS</text:span> + et, <text:span text:style-name="T9">if </text:span><text:span text:style-name="T12">PRS</text:span><text:span text:style-name="T9"> ends in d, t, or in more than one consonant</text:span></text:p>
            <text:p text:style-name="P21">(= <text:span text:style-name="T36">INF</text:span> - (e)n + (e)t)</text:p>
          </table:table-cell>
          <table:table-cell table:style-name="Tabelle9.C3" office:value-type="string">
            <text:p text:style-name="P21">PTT</text:p>
          </table:table-cell>
        </table:table-row>
        <table:table-row>
          <table:table-cell table:style-name="Tabelle9.A4" office:value-type="string">
            <text:p text:style-name="P21">... the past participle ++ its auxiliary verb in infinitive form</text:p>
          </table:table-cell>
          <table:table-cell table:style-name="Tabelle9.A4" office:value-type="string">
            <text:p text:style-name="P21">ge + <text:span text:style-name="T35">PTT</text:span> ++ haben</text:p>
            <text:p text:style-name="P21">(= ge + <text:span text:style-name="T36">INF</text:span> - (e)n + (e)t ++ haben)</text:p>
          </table:table-cell>
          <table:table-cell table:style-name="Tabelle9.C4" office:value-type="string">
            <text:p text:style-name="P21">PPC ++ AUX</text:p>
          </table:table-cell>
        </table:table-row>
      </table:table>
      <text:p text:style-name="P1"/>
      <text:p text:style-name="P5">Some examples of "weak" verbs (i.e. regular verbs)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column table:style-name="Tabelle11.D"/>
        <table:table-column table:style-name="Tabelle11.E"/>
        <table:table-column table:style-name="Tabelle11.F"/>
        <table:table-row table:style-name="Tabelle11.1">
          <table:table-cell table:style-name="Tabelle11.A1" table:number-columns-spanned="2" office:value-type="string">
            <text:p text:style-name="P13">INF</text:p>
          </table:table-cell>
          <table:covered-table-cell/>
          <table:table-cell table:style-name="Tabelle11.C1" office:value-type="string">
            <text:p text:style-name="P13">PRS</text:p>
          </table:table-cell>
          <table:table-cell table:style-name="Tabelle11.D1" office:value-type="string">
            <text:p text:style-name="P13">PTT</text:p>
          </table:table-cell>
          <table:table-cell table:style-name="Tabelle11.E1" table:number-columns-spanned="2" office:value-type="string">
            <text:p text:style-name="P13">PPC ++ AUX</text:p>
          </table:table-cell>
          <table:covered-table-cell/>
        </table:table-row>
        <table:table-row table:style-name="Tabelle11.1">
          <table:table-cell table:style-name="Tabelle11.A1" office:value-type="string">
            <text:p text:style-name="P12">fragen </text:p>
          </table:table-cell>
          <table:table-cell table:style-name="Tabelle11.B2" office:value-type="string">
            <text:p text:style-name="P12">"to ask"</text:p>
          </table:table-cell>
          <table:table-cell table:style-name="Tabelle11.C2" office:value-type="string">
            <text:p text:style-name="P12">frag</text:p>
          </table:table-cell>
          <table:table-cell table:style-name="Tabelle11.D2" office:value-type="string">
            <text:p text:style-name="P12">fragt</text:p>
          </table:table-cell>
          <table:table-cell table:style-name="Tabelle11.E2" office:value-type="string">
            <text:p text:style-name="P21">gefragt haben</text:p>
          </table:table-cell>
          <table:table-cell table:style-name="Tabelle11.F2" office:value-type="string">
            <text:p text:style-name="P21">"to have asked"</text:p>
          </table:table-cell>
        </table:table-row>
        <table:table-row table:style-name="Tabelle11.1">
          <table:table-cell table:style-name="Tabelle11.A3" office:value-type="string">
            <text:p text:style-name="P12">lieben </text:p>
          </table:table-cell>
          <table:table-cell table:style-name="Tabelle11.B3" office:value-type="string">
            <text:p text:style-name="P12">"to love"</text:p>
          </table:table-cell>
          <table:table-cell table:style-name="Tabelle11.C2" office:value-type="string">
            <text:p text:style-name="P12">lieb</text:p>
          </table:table-cell>
          <table:table-cell table:style-name="Tabelle11.D2" office:value-type="string">
            <text:p text:style-name="P12">liebt</text:p>
          </table:table-cell>
          <table:table-cell table:style-name="Tabelle11.E3" office:value-type="string">
            <text:p text:style-name="P21">geliebt haben</text:p>
          </table:table-cell>
          <table:table-cell table:style-name="Tabelle11.F3" office:value-type="string">
            <text:p text:style-name="P21">"to have loved"</text:p>
          </table:table-cell>
        </table:table-row>
        <table:table-row table:style-name="Tabelle11.1">
          <table:table-cell table:style-name="Tabelle11.A3" office:value-type="string">
            <text:p text:style-name="P12">ordnen </text:p>
          </table:table-cell>
          <table:table-cell table:style-name="Tabelle11.B3" office:value-type="string">
            <text:p text:style-name="P12">"to bring in order"</text:p>
          </table:table-cell>
          <table:table-cell table:style-name="Tabelle11.C2" office:value-type="string">
            <text:p text:style-name="P12">ordn</text:p>
          </table:table-cell>
          <table:table-cell table:style-name="Tabelle11.D2" office:value-type="string">
            <text:p text:style-name="P12">ordnet (!), instead of <text:span text:style-name="T8">‡</text:span>ordnt</text:p>
          </table:table-cell>
          <table:table-cell table:style-name="Tabelle11.E3" office:value-type="string">
            <text:p text:style-name="P21">geordnet haben</text:p>
          </table:table-cell>
          <table:table-cell table:style-name="Tabelle11.F3" office:value-type="string">
            <text:p text:style-name="P21">"to have brought in order"</text:p>
          </table:table-cell>
        </table:table-row>
        <table:table-row table:style-name="Tabelle11.1">
          <table:table-cell table:style-name="Tabelle11.A3" office:value-type="string">
            <text:p text:style-name="P12">arbeiten </text:p>
          </table:table-cell>
          <table:table-cell table:style-name="Tabelle11.B3" office:value-type="string">
            <text:p text:style-name="P12">"to work"</text:p>
          </table:table-cell>
          <table:table-cell table:style-name="Tabelle11.C2" office:value-type="string">
            <text:p text:style-name="P12">arbeit</text:p>
          </table:table-cell>
          <table:table-cell table:style-name="Tabelle11.D2" office:value-type="string">
            <text:p text:style-name="P12">arbeitet (!), instead of <text:span text:style-name="T7">‡</text:span>arbeitt</text:p>
          </table:table-cell>
          <table:table-cell table:style-name="Tabelle11.E3" office:value-type="string">
            <text:p text:style-name="P21">gearbeitet haben</text:p>
          </table:table-cell>
          <table:table-cell table:style-name="Tabelle11.F3" office:value-type="string">
            <text:p text:style-name="P21">"to have worked"</text:p>
          </table:table-cell>
        </table:table-row>
        <table:table-row table:style-name="Tabelle11.1">
          <table:table-cell table:style-name="Tabelle11.A3" office:value-type="string">
            <text:p text:style-name="P12">handeln </text:p>
          </table:table-cell>
          <table:table-cell table:style-name="Tabelle11.B3" office:value-type="string">
            <text:p text:style-name="P12">"to trade, to act"</text:p>
          </table:table-cell>
          <table:table-cell table:style-name="Tabelle11.C2" office:value-type="string">
            <text:p text:style-name="P12">handel (!)</text:p>
          </table:table-cell>
          <table:table-cell table:style-name="Tabelle11.D2" office:value-type="string">
            <text:p text:style-name="P12">handelt</text:p>
          </table:table-cell>
          <table:table-cell table:style-name="Tabelle11.E3" office:value-type="string">
            <text:p text:style-name="P21">gehandelt <text:s/>haben</text:p>
          </table:table-cell>
          <table:table-cell table:style-name="Tabelle11.F3" office:value-type="string">
            <text:p text:style-name="P21">"to have traded, to have acted"</text:p>
          </table:table-cell>
        </table:table-row>
      </table:table>
      <text:p text:style-name="P1"/>
      <text:p text:style-name="P1">Using these derived forms, you can form all other forms of a "weak" verb (i.e. regular verb).</text:p>
      <text:p text:style-name="P36"><text:soft-page-break/>The non-synthetic tenses and moods of the "weak" verb, i.e. the tenses and moods being formed by merely altering the form of the verb itself</text:p>
      <text:p text:style-name="P6"/>
      <table:table table:name="Tabelle10" table:style-name="Tabelle10">
        <table:table-column table:style-name="Tabelle10.A" table:number-columns-repeated="4"/>
        <table:table-column table:style-name="Tabelle10.E"/>
        <table:table-column table:style-name="Tabelle10.A" table:number-columns-repeated="3"/>
        <table:table-column table:style-name="Tabelle10.I"/>
        <table:table-row>
          <table:table-cell table:style-name="Tabelle10.A1" table:number-rows-spanned="2" office:value-type="string">
            <text:p text:style-name="P13"/>
          </table:table-cell>
          <table:table-cell table:style-name="Tabelle10.B1" office:value-type="string">
            <text:p text:style-name="P13">number ⇨</text:p>
          </table:table-cell>
          <table:table-cell table:style-name="Tabelle10.C1" table:number-columns-spanned="4" office:value-type="string">
            <text:p text:style-name="P13">singular</text:p>
          </table:table-cell>
          <table:covered-table-cell/>
          <table:covered-table-cell/>
          <table:covered-table-cell/>
          <table:table-cell table:style-name="Tabelle10.B1" table:number-columns-spanned="3" office:value-type="string">
            <text:p text:style-name="P13">plural</text:p>
          </table:table-cell>
          <table:covered-table-cell/>
          <table:covered-table-cell/>
        </table:table-row>
        <table:table-row>
          <table:covered-table-cell/>
          <table:table-cell table:style-name="Tabelle10.C1" office:value-type="string">
            <text:p text:style-name="P13">person ⇨</text:p>
          </table:table-cell>
          <table:table-cell table:style-name="Tabelle10.C1" office:value-type="string">
            <text:p text:style-name="P13">1st</text:p>
          </table:table-cell>
          <table:table-cell table:style-name="Tabelle10.B1" office:value-type="string">
            <text:p text:style-name="P19">2nd</text:p>
          </table:table-cell>
          <table:table-cell table:style-name="Tabelle10.E2" office:value-type="string">
            <text:p text:style-name="P26">2nd <text:span text:style-name="T1">polite</text:span></text:p>
          </table:table-cell>
          <table:table-cell table:style-name="Tabelle10.E2" office:value-type="string">
            <text:p text:style-name="P13">3rd</text:p>
          </table:table-cell>
          <table:table-cell table:style-name="Tabelle10.E2" office:value-type="string">
            <text:p text:style-name="P13">1st</text:p>
          </table:table-cell>
          <table:table-cell table:style-name="Tabelle10.E2" office:value-type="string">
            <text:p text:style-name="P13">2nd</text:p>
          </table:table-cell>
          <table:table-cell table:style-name="Tabelle10.I2" office:value-type="string">
            <text:p text:style-name="P26">3rd</text:p>
          </table:table-cell>
        </table:table-row>
        <table:table-row>
          <table:table-cell table:style-name="Tabelle10.C1" table:number-rows-spanned="2" office:value-type="string">
            <text:p text:style-name="P13">tense and</text:p>
            <text:p text:style-name="P13"><text:span text:style-name="T9">mood</text:span></text:p>
          </table:table-cell>
          <table:table-cell table:style-name="Tabelle10.B1" office:value-type="string">
            <text:p text:style-name="P13">pronoun ⇨</text:p>
          </table:table-cell>
          <table:table-cell table:style-name="Tabelle10.E2" table:number-rows-spanned="2" office:value-type="string">
            <text:p text:style-name="P13">ich</text:p>
            <text:p text:style-name="P13">"I"</text:p>
          </table:table-cell>
          <table:table-cell table:style-name="Tabelle10.E2" table:number-rows-spanned="2" office:value-type="string">
            <text:p text:style-name="P13">du </text:p>
            <text:p text:style-name="P13">"you<text:span text:style-name="T15">"</text:span></text:p>
          </table:table-cell>
          <table:table-cell table:style-name="Tabelle10.E2" table:number-rows-spanned="2" office:value-type="string">
            <text:p text:style-name="P26">Sie</text:p>
            <text:p text:style-name="P26">"you"</text:p>
          </table:table-cell>
          <table:table-cell table:style-name="Tabelle10.E2" table:number-rows-spanned="2" office:value-type="string">
            <text:p text:style-name="P13">er, <text:span text:style-name="T20">sie</text:span>, es</text:p>
            <text:p text:style-name="P13">"he, she, it"</text:p>
          </table:table-cell>
          <table:table-cell table:style-name="Tabelle10.E2" table:number-rows-spanned="2" office:value-type="string">
            <text:p text:style-name="P13">wir</text:p>
            <text:p text:style-name="P13">"we"</text:p>
          </table:table-cell>
          <table:table-cell table:style-name="Tabelle10.E2" table:number-rows-spanned="2" office:value-type="string">
            <text:p text:style-name="P13">ihr</text:p>
            <text:p text:style-name="P13">"you"</text:p>
          </table:table-cell>
          <table:table-cell table:style-name="Tabelle10.I2" table:number-rows-spanned="2" office:value-type="string">
            <text:p text:style-name="P26">sie</text:p>
            <text:p text:style-name="P26">"they"</text:p>
          </table:table-cell>
        </table:table-row>
        <table:table-row>
          <table:covered-table-cell/>
          <table:table-cell table:style-name="Tabelle10.I2" office:value-type="string">
            <text:p text:style-name="P13">meaning ⇩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0.E2" office:value-type="string">
            <text:p text:style-name="P16">present</text:p>
            <text:p text:style-name="P22">imperative<text:span text:style-name="T15"><text:note text:id="ftn0" text:note-class="footnote"><text:note-citation>1</text:note-citation><text:note-body><text:p text:style-name="P82">There is only a present imperative in German. Imperatives of other tenses don't exist.</text:p></text:note-body></text:note></text:span></text:p>
          </table:table-cell>
          <table:table-cell table:style-name="Tabelle10.E2" office:value-type="string">
            <text:p text:style-name="P13">"Walk!"</text:p>
          </table:table-cell>
          <table:table-cell table:style-name="Tabelle10.C5" office:value-type="string">
            <text:p text:style-name="P61"/>
          </table:table-cell>
          <table:table-cell table:style-name="Tabelle10.D5" office:value-type="string">
            <text:p text:style-name="P38">PRS</text:p>
            <text:p text:style-name="P38">+ <text:span text:style-name="T17">(e)</text:span><text:span text:style-name="T17"><text:note text:id="ftn1" text:note-class="footnote"><text:note-citation>2</text:note-citation><text:note-body><text:p text:style-name="P82">Add this e, if PRS ends in d, t, or in more than one consonant.</text:p></text:note-body></text:note></text:span></text:p>
          </table:table-cell>
          <table:table-cell table:style-name="Tabelle10.E5" office:value-type="string">
            <text:p text:style-name="P54">INF</text:p>
          </table:table-cell>
          <table:table-cell table:style-name="Tabelle10.C5" office:value-type="string">
            <text:p text:style-name="P61"/>
          </table:table-cell>
          <table:table-cell table:style-name="Tabelle10.C5" office:value-type="string">
            <text:p text:style-name="P61"/>
          </table:table-cell>
          <table:table-cell table:style-name="Tabelle10.D5" office:value-type="string">
            <text:p text:style-name="P61">PRS</text:p>
            <text:p text:style-name="P61">+ <text:span text:style-name="T32">(e)</text:span><text:span text:style-name="T22">1</text:span><text:span text:style-name="T32">t</text:span></text:p>
          </table:table-cell>
          <table:table-cell table:style-name="Tabelle10.I5" office:value-type="string">
            <text:p text:style-name="P50"/>
          </table:table-cell>
        </table:table-row>
        <table:table-row>
          <table:table-cell table:style-name="Tabelle10.E2" office:value-type="string">
            <text:p text:style-name="P16">present</text:p>
            <text:p text:style-name="P22">indicative</text:p>
          </table:table-cell>
          <table:table-cell table:style-name="Tabelle10.E2" office:value-type="string">
            <text:p text:style-name="P13">"I walk."</text:p>
            <text:p text:style-name="P13">"I am walking."</text:p>
          </table:table-cell>
          <table:table-cell table:style-name="Tabelle10.D5" office:value-type="string">
            <text:p text:style-name="P61">PRS</text:p>
            <text:p text:style-name="P61">+ e</text:p>
          </table:table-cell>
          <table:table-cell table:style-name="Tabelle10.D5" office:value-type="string">
            <text:p text:style-name="P38">PRS</text:p>
            <text:p text:style-name="P61">+ <text:span text:style-name="T32">(e)</text:span><text:span text:style-name="T22">1</text:span><text:span text:style-name="T32">st</text:span></text:p>
          </table:table-cell>
          <table:table-cell table:style-name="Tabelle10.E5" office:value-type="string">
            <text:p text:style-name="P54">INF</text:p>
          </table:table-cell>
          <table:table-cell table:style-name="Tabelle10.D5" office:value-type="string">
            <text:p text:style-name="P38">PRS</text:p>
            <text:p text:style-name="P61">+ <text:span text:style-name="T32">(e)</text:span><text:span text:style-name="T22">1</text:span><text:span text:style-name="T32">t</text:span></text:p>
          </table:table-cell>
          <table:table-cell table:style-name="Tabelle10.E5" office:value-type="string">
            <text:p text:style-name="P54">INF</text:p>
          </table:table-cell>
          <table:table-cell table:style-name="Tabelle10.D5" office:value-type="string">
            <text:p text:style-name="P38">PRS</text:p>
            <text:p text:style-name="P61">+ <text:span text:style-name="T32">(e)</text:span><text:span text:style-name="T22">1</text:span><text:span text:style-name="T32">t</text:span></text:p>
          </table:table-cell>
          <table:table-cell table:style-name="Tabelle10.I6" office:value-type="string">
            <text:p text:style-name="P54">INF</text:p>
          </table:table-cell>
        </table:table-row>
        <table:table-row>
          <table:table-cell table:style-name="Tabelle10.A7" office:value-type="string">
            <text:p text:style-name="P16">present <text:span text:style-name="T9">subjunctive</text:span><text:note text:id="ftn9" text:note-class="footnote"><text:note-citation>3</text:note-citation><text:note-body><text:p text:style-name="P82">The present subjunctive is usually called "the conditional I".</text:p></text:note-body></text:note></text:p>
          </table:table-cell>
          <table:table-cell table:style-name="Tabelle10.A7" office:value-type="string">
            <text:p text:style-name="P29">TO BE DONE</text:p>
          </table:table-cell>
          <table:table-cell table:style-name="Tabelle10.D5" office:value-type="string">
            <text:p text:style-name="P38">PRS</text:p>
            <text:p text:style-name="P61">+ e</text:p>
          </table:table-cell>
          <table:table-cell table:style-name="Tabelle10.D5" office:value-type="string">
            <text:p text:style-name="P38">PRS</text:p>
            <text:p text:style-name="P61">+ est</text:p>
          </table:table-cell>
          <table:table-cell table:style-name="Tabelle10.E5" office:value-type="string">
            <text:p text:style-name="P54">INF</text:p>
          </table:table-cell>
          <table:table-cell table:style-name="Tabelle10.D5" office:value-type="string">
            <text:p text:style-name="P38">PRS</text:p>
            <text:p text:style-name="P61">+ e</text:p>
          </table:table-cell>
          <table:table-cell table:style-name="Tabelle10.E5" office:value-type="string">
            <text:p text:style-name="P54">INF</text:p>
          </table:table-cell>
          <table:table-cell table:style-name="Tabelle10.D5" office:value-type="string">
            <text:p text:style-name="P38">PRS</text:p>
            <text:p text:style-name="P61">+ et</text:p>
          </table:table-cell>
          <table:table-cell table:style-name="Tabelle10.I6" office:value-type="string">
            <text:p text:style-name="P54">INF</text:p>
          </table:table-cell>
        </table:table-row>
        <table:table-row>
          <table:table-cell table:style-name="Tabelle10.A7" office:value-type="string">
            <text:p text:style-name="P16">preterite<text:note text:id="ftn11" text:note-class="footnote"><text:note-citation>4</text:note-citation><text:note-body><text:p text:style-name="P82">The preterite is sometimes called "the imperfect".</text:p></text:note-body></text:note> <text:span text:style-name="T9">indicative</text:span></text:p>
          </table:table-cell>
          <table:table-cell table:style-name="Tabelle10.A7" office:value-type="string">
            <text:p text:style-name="P13">"I walked."</text:p>
          </table:table-cell>
          <table:table-cell table:style-name="Tabelle10.C8" office:value-type="string">
            <text:p text:style-name="P38">PTT</text:p>
            <text:p text:style-name="P61">+ e</text:p>
          </table:table-cell>
          <table:table-cell table:style-name="Tabelle10.C8" office:value-type="string">
            <text:p text:style-name="P38">PTT</text:p>
            <text:p text:style-name="P61">+ est</text:p>
          </table:table-cell>
          <table:table-cell table:style-name="Tabelle10.C8" office:value-type="string">
            <text:p text:style-name="P38">PTT</text:p>
            <text:p text:style-name="P61">+ en</text:p>
          </table:table-cell>
          <table:table-cell table:style-name="Tabelle10.C8" office:value-type="string">
            <text:p text:style-name="P38">PTT</text:p>
            <text:p text:style-name="P61">+ e</text:p>
          </table:table-cell>
          <table:table-cell table:style-name="Tabelle10.C8" office:value-type="string">
            <text:p text:style-name="P38">PTT</text:p>
            <text:p text:style-name="P61">+ en</text:p>
          </table:table-cell>
          <table:table-cell table:style-name="Tabelle10.C8" office:value-type="string">
            <text:p text:style-name="P38">PTT</text:p>
            <text:p text:style-name="P61">+ et</text:p>
          </table:table-cell>
          <table:table-cell table:style-name="Tabelle10.I8" office:value-type="string">
            <text:p text:style-name="P38">PTT</text:p>
            <text:p text:style-name="P61">+ en</text:p>
          </table:table-cell>
        </table:table-row>
        <table:table-row>
          <table:table-cell table:style-name="Tabelle10.A7" office:value-type="string">
            <text:p text:style-name="P16">preterite <text:span text:style-name="T9">subjunctive</text:span><text:note text:id="ftn10" text:note-class="footnote"><text:note-citation>5</text:note-citation><text:note-body><text:p text:style-name="P82">The preterite subjunctive is usually called "the conditional II".</text:p></text:note-body></text:note></text:p>
          </table:table-cell>
          <table:table-cell table:style-name="Tabelle10.A7" office:value-type="string">
            <text:p text:style-name="P13">"I would walk."</text:p>
          </table:table-cell>
          <table:table-cell table:style-name="Tabelle10.C8" office:value-type="string">
            <text:p text:style-name="P38">PTT</text:p>
            <text:p text:style-name="P61">+ e</text:p>
          </table:table-cell>
          <table:table-cell table:style-name="Tabelle10.C8" office:value-type="string">
            <text:p text:style-name="P38">PTT</text:p>
            <text:p text:style-name="P61">+ est</text:p>
          </table:table-cell>
          <table:table-cell table:style-name="Tabelle10.C8" office:value-type="string">
            <text:p text:style-name="P38">PTT</text:p>
            <text:p text:style-name="P38">+ en</text:p>
          </table:table-cell>
          <table:table-cell table:style-name="Tabelle10.C8" office:value-type="string">
            <text:p text:style-name="P38">PTT</text:p>
            <text:p text:style-name="P38">+ e</text:p>
          </table:table-cell>
          <table:table-cell table:style-name="Tabelle10.C8" office:value-type="string">
            <text:p text:style-name="P38">PTT</text:p>
            <text:p text:style-name="P38">+ en</text:p>
          </table:table-cell>
          <table:table-cell table:style-name="Tabelle10.C8" office:value-type="string">
            <text:p text:style-name="P38">PTT</text:p>
            <text:p text:style-name="P61">+ et</text:p>
          </table:table-cell>
          <table:table-cell table:style-name="Tabelle10.I8" office:value-type="string">
            <text:p text:style-name="P38">PTT</text:p>
            <text:p text:style-name="P38">+ en</text:p>
          </table:table-cell>
        </table:table-row>
      </table:table>
      <text:p text:style-name="P7"><text:soft-page-break/>General remarks on the use of these forms</text:p>
      <text:p text:style-name="P4"/>
      <text:p text:style-name="P2">1. Almost all forms must be preceded by the corresponding pronoun or noun. E. g. <text:span text:style-name="T9">ich frage</text:span>, etc.</text:p>
      <text:p text:style-name="P2">2. <text:span text:style-name="T1">Exceptions</text:span> to this are:</text:p>
      <text:p text:style-name="P2">2.1. The <text:span text:style-name="T1">present</text:span> <text:span text:style-name="T1">imperative 2nd person singular and plural</text:span> is used without a corresponding pronoun or noun: <text:span text:style-name="T9">Frag! Fragt! </text:span>Etc.</text:p>
      <text:p text:style-name="P2">2.2. The <text:span text:style-name="T1">polite present</text:span> <text:span text:style-name="T1">imperative 2nd person singular</text:span> is followed by the corresponding pronoun: <text:span text:style-name="T9">Fragen Sie!</text:span></text:p>
      <text:p text:style-name="P1"/>
      <text:p text:style-name="P7">Tricks for every day speech</text:p>
      <text:p text:style-name="P1"/>
      <text:p text:style-name="P1">1. The <text:span text:style-name="T3">present subjunctive</text:span><text:span text:style-name="T14"> </text:span>can be freely replaced with the <text:span text:style-name="T1">present indicative</text:span>.</text:p>
      <text:p text:style-name="P1">2. The <text:span text:style-name="T3">preterite indicative</text:span> can be freely replaced with the <text:span text:style-name="T1">present</text:span> <text:span text:style-name="T1">perfect indicative</text:span>. (See the <text:span text:style-name="T9">synthetic</text:span> tenses and moods further below.)</text:p>
      <text:p text:style-name="P1">3. The <text:span text:style-name="T3">preterite subjunctive</text:span> can be freely replaced with the <text:span text:style-name="T1">"conditional III"</text:span>. (See the <text:span text:style-name="T9">synthetic</text:span> tenses and moods further below.)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<text:span text:style-name="T26">The five forms that you need to learn</text:span><text:span text:style-name="T24"> for every "strong" verb (i.e. irregular verb)</text:span>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row>
          <table:table-cell table:style-name="Tabelle12.A1" office:value-type="string">
            <text:p text:style-name="P19">form or derived form (<text:span text:style-name="T7">※)</text:span></text:p>
          </table:table-cell>
          <table:table-cell table:style-name="Tabelle12.A1" office:value-type="string">
            <text:p text:style-name="P19">formula</text:p>
          </table:table-cell>
          <table:table-cell table:style-name="Tabelle12.A1" office:value-type="string">
            <text:p text:style-name="P19">abbreviation</text:p>
          </table:table-cell>
          <table:table-cell table:style-name="Tabelle12.D1" office:value-type="string">
            <text:p text:style-name="P19">Does the form need to be learned?</text:p>
          </table:table-cell>
        </table:table-row>
        <table:table-row>
          <table:table-cell table:style-name="Tabelle12.A2" office:value-type="string">
            <text:p text:style-name="P21">the present infinitive</text:p>
          </table:table-cell>
          <table:table-cell table:style-name="Tabelle12.B2" office:value-type="string">
            <text:p text:style-name="P18"/>
          </table:table-cell>
          <table:table-cell table:style-name="Tabelle12.A2" office:value-type="string">
            <text:p text:style-name="P21">INF</text:p>
          </table:table-cell>
          <table:table-cell table:style-name="Tabelle12.D2" office:value-type="string">
            <text:p text:style-name="P13">yes</text:p>
          </table:table-cell>
        </table:table-row>
        <table:table-row>
          <table:table-cell table:style-name="Tabelle12.A3" office:value-type="string">
            <text:p text:style-name="P21"><text:span text:style-name="T7">※ </text:span>the present stem 1</text:p>
          </table:table-cell>
          <table:table-cell table:style-name="Tabelle12.A3" office:value-type="string">
            <text:p text:style-name="P21"><text:span text:style-name="T37">INF</text:span> - en</text:p>
          </table:table-cell>
          <table:table-cell table:style-name="Tabelle12.A3" office:value-type="string">
            <text:p text:style-name="P21">PRS1</text:p>
          </table:table-cell>
          <table:table-cell table:style-name="Tabelle12.D3" office:value-type="string">
            <text:p text:style-name="P13"/>
          </table:table-cell>
        </table:table-row>
        <table:table-row>
          <table:table-cell table:style-name="Tabelle12.A4" office:value-type="string">
            <text:p text:style-name="P63">the present indicative 3rd person singular</text:p>
          </table:table-cell>
          <table:table-cell table:style-name="Tabelle12.B2" office:value-type="string">
            <text:p text:style-name="P63"/>
          </table:table-cell>
          <table:table-cell table:style-name="Tabelle12.A4" office:value-type="string">
            <text:p text:style-name="P63"/>
          </table:table-cell>
          <table:table-cell table:style-name="Tabelle12.D4" office:value-type="string">
            <text:p text:style-name="P64">yes</text:p>
          </table:table-cell>
        </table:table-row>
        <table:table-row>
          <table:table-cell table:style-name="Tabelle12.A5" office:value-type="string">
            <text:p text:style-name="P21"><text:span text:style-name="T8">※ </text:span>the present stem 2</text:p>
          </table:table-cell>
          <table:table-cell table:style-name="Tabelle12.A5" office:value-type="string">
            <text:p text:style-name="P21"><text:span text:style-name="T32">present indicative 3rd person singular</text:span> - t</text:p>
          </table:table-cell>
          <table:table-cell table:style-name="Tabelle12.A5" office:value-type="string">
            <text:p text:style-name="P21">PRS2</text:p>
          </table:table-cell>
          <table:table-cell table:style-name="Tabelle12.D5" office:value-type="string">
            <text:p text:style-name="P13"/>
          </table:table-cell>
        </table:table-row>
        <table:table-row>
          <table:table-cell table:style-name="Tabelle12.A4" office:value-type="string">
            <text:p text:style-name="P21">the present imperative 2nd person singular</text:p>
          </table:table-cell>
          <table:table-cell table:style-name="Tabelle12.B2" office:value-type="string">
            <text:p text:style-name="P21"/>
          </table:table-cell>
          <table:table-cell table:style-name="Tabelle12.A4" office:value-type="string">
            <text:p text:style-name="P21">IMP</text:p>
          </table:table-cell>
          <table:table-cell table:style-name="Tabelle12.D4" office:value-type="string">
            <text:p text:style-name="P13">yes</text:p>
          </table:table-cell>
        </table:table-row>
        <table:table-row>
          <table:table-cell table:style-name="Tabelle12.A7" office:value-type="string">
            <text:p text:style-name="P21">the preterite indicative stem</text:p>
            <text:p text:style-name="P21">= the preterite indicative 3rd person singular</text:p>
          </table:table-cell>
          <table:table-cell table:style-name="Tabelle12.B2" office:value-type="string">
            <text:p text:style-name="P69"/>
          </table:table-cell>
          <table:table-cell table:style-name="Tabelle12.A7" office:value-type="string">
            <text:p text:style-name="P21">PTT</text:p>
          </table:table-cell>
          <table:table-cell table:style-name="Tabelle12.D7" office:value-type="string">
            <text:p text:style-name="P13">yes</text:p>
          </table:table-cell>
        </table:table-row>
        <table:table-row>
          <table:table-cell table:style-name="Tabelle12.A8" office:value-type="string">
            <text:p text:style-name="P21"><text:span text:style-name="T7">※</text:span> the preterite subjunctive stem</text:p>
          </table:table-cell>
          <table:table-cell table:style-name="Tabelle12.A8" office:value-type="string">
            <text:p text:style-name="P21"><text:span text:style-name="T38">PTT</text:span> + ¨ on the vowel, <text:span text:style-name="T9">if the vowel is a, o, or u</text:span></text:p>
            <text:p text:style-name="P21"><text:span text:style-name="T9">otherwise just </text:span><text:span text:style-name="T19">PTT</text:span></text:p>
          </table:table-cell>
          <table:table-cell table:style-name="Tabelle12.A8" office:value-type="string">
            <text:p text:style-name="P21">PTS</text:p>
          </table:table-cell>
          <table:table-cell table:style-name="Tabelle12.D8" office:value-type="string">
            <text:p text:style-name="P13"/>
          </table:table-cell>
        </table:table-row>
        <table:table-row>
          <table:table-cell table:style-name="Tabelle12.A9" office:value-type="string">
            <text:p text:style-name="P21">the past participle ++ its auxiliary verb in infinitive form</text:p>
          </table:table-cell>
          <table:table-cell table:style-name="Tabelle12.B2" office:value-type="string">
            <text:p text:style-name="P21"/>
          </table:table-cell>
          <table:table-cell table:style-name="Tabelle12.A9" office:value-type="string">
            <text:p text:style-name="P21">PPC ++ AUX</text:p>
          </table:table-cell>
          <table:table-cell table:style-name="Tabelle12.D9" office:value-type="string">
            <text:p text:style-name="P13">yes</text:p>
          </table:table-cell>
        </table:table-row>
      </table:table>
      <text:p text:style-name="P1"/>
      <text:p text:style-name="P5">Some examples of "strong verbs" (i.e. irregular verbs)</text:p>
      <table:table table:name="Tabelle14" table:style-name="Tabelle14">
        <table:table-column table:style-name="Tabelle14.A"/>
        <table:table-column table:style-name="Tabelle14.B"/>
        <table:table-column table:style-name="Tabelle14.C"/>
        <table:table-column table:style-name="Tabelle14.D"/>
        <table:table-column table:style-name="Tabelle14.E"/>
        <table:table-column table:style-name="Tabelle14.F"/>
        <table:table-column table:style-name="Tabelle14.G"/>
        <table:table-column table:style-name="Tabelle14.H"/>
        <table:table-column table:style-name="Tabelle14.I"/>
        <table:table-column table:style-name="Tabelle14.J"/>
        <table:table-column table:style-name="Tabelle14.K"/>
        <table:table-column table:style-name="Tabelle14.L"/>
        <table:table-column table:style-name="Tabelle14.M"/>
        <table:table-row>
          <table:table-cell table:style-name="Tabelle14.A1" table:number-columns-spanned="3" office:value-type="string">
            <text:p text:style-name="P74">INF <text:span text:style-name="T16">※</text:span><text:span text:style-name="T6"> PRS1</text:span></text:p>
          </table:table-cell>
          <table:covered-table-cell/>
          <table:covered-table-cell/>
          <table:table-cell table:style-name="Tabelle14.D1" table:number-columns-spanned="3" office:value-type="string">
            <text:p text:style-name="P78"><text:span text:style-name="T18">※ </text:span>PRS2</text:p>
          </table:table-cell>
          <table:covered-table-cell/>
          <table:covered-table-cell/>
          <table:table-cell table:style-name="Tabelle14.G1" table:number-columns-spanned="2" office:value-type="string">
            <text:p text:style-name="P74">IMP</text:p>
          </table:table-cell>
          <table:covered-table-cell/>
          <table:table-cell table:style-name="Tabelle14.I1" table:number-columns-spanned="3" office:value-type="string">
            <text:p text:style-name="P74">PTT <text:span text:style-name="T21">※ PTS</text:span></text:p>
          </table:table-cell>
          <table:covered-table-cell/>
          <table:covered-table-cell/>
          <table:table-cell table:style-name="Tabelle14.L1" table:number-columns-spanned="2" office:value-type="string">
            <text:p text:style-name="P74">PPC ++ <text:span text:style-name="T9">AUX</text:span></text:p>
          </table:table-cell>
          <table:covered-table-cell/>
        </table:table-row>
        <table:table-row table:style-name="Tabelle14.2">
          <table:table-cell table:style-name="Tabelle14.A1" office:value-type="string">
            <text:p text:style-name="P73">sehen </text:p>
          </table:table-cell>
          <table:table-cell table:style-name="Tabelle14.B2" office:value-type="string">
            <text:p text:style-name="P73">"to see"</text:p>
          </table:table-cell>
          <table:table-cell table:style-name="Tabelle14.C2" office:value-type="string">
            <text:p text:style-name="P73"><text:span text:style-name="T16">※</text:span><text:span text:style-name="T6"> seh</text:span></text:p>
          </table:table-cell>
          <table:table-cell table:style-name="Tabelle14.D1" office:value-type="string">
            <text:p text:style-name="P76">er sieht</text:p>
          </table:table-cell>
          <table:table-cell table:style-name="Tabelle14.E2" office:value-type="string">
            <text:p text:style-name="P76">"he sees"</text:p>
          </table:table-cell>
          <table:table-cell table:style-name="Tabelle14.F2" office:value-type="string">
            <text:p text:style-name="P77"><text:span text:style-name="T18">※ </text:span>sieh</text:p>
          </table:table-cell>
          <table:table-cell table:style-name="Tabelle14.G1" office:value-type="string">
            <text:p text:style-name="P75"><text:span text:style-name="T31">Sieh</text:span>! </text:p>
          </table:table-cell>
          <table:table-cell table:style-name="Tabelle14.H2" office:value-type="string">
            <text:p text:style-name="P75">"See!"</text:p>
          </table:table-cell>
          <table:table-cell table:style-name="Tabelle14.I1" office:value-type="string">
            <text:p text:style-name="P75">er <text:span text:style-name="T31">sah</text:span> </text:p>
          </table:table-cell>
          <table:table-cell table:style-name="Tabelle14.J2" office:value-type="string">
            <text:p text:style-name="P75">"he saw" </text:p>
          </table:table-cell>
          <table:table-cell table:style-name="Tabelle14.K2" office:value-type="string">
            <text:p text:style-name="P75"><text:span text:style-name="T21">※ säh</text:span></text:p>
          </table:table-cell>
          <table:table-cell table:style-name="Tabelle14.G1" office:value-type="string">
            <text:p text:style-name="P75">gesehen <text:span text:style-name="T9">haben</text:span></text:p>
          </table:table-cell>
          <table:table-cell table:style-name="Tabelle14.H2" office:value-type="string">
            <text:p text:style-name="P75">"to have seen"</text:p>
          </table:table-cell>
        </table:table-row>
        <table:table-row>
          <table:table-cell table:style-name="Tabelle14.A3" office:value-type="string">
            <text:p text:style-name="P73">fahren </text:p>
          </table:table-cell>
          <table:table-cell table:style-name="Tabelle14.B3" office:value-type="string">
            <text:p text:style-name="P73">"to drive"</text:p>
          </table:table-cell>
          <table:table-cell table:style-name="Tabelle14.C3" office:value-type="string">
            <text:p text:style-name="P73"><text:span text:style-name="T16">※</text:span><text:span text:style-name="T6"> fahr</text:span></text:p>
          </table:table-cell>
          <table:table-cell table:style-name="Tabelle14.D3" office:value-type="string">
            <text:p text:style-name="P76">er fährt</text:p>
          </table:table-cell>
          <table:table-cell table:style-name="Tabelle14.E3" office:value-type="string">
            <text:p text:style-name="P76">"he drives"</text:p>
          </table:table-cell>
          <table:table-cell table:style-name="Tabelle14.F3" office:value-type="string">
            <text:p text:style-name="P77"><text:span text:style-name="T18">※ </text:span>fähr</text:p>
          </table:table-cell>
          <table:table-cell table:style-name="Tabelle14.G3" office:value-type="string">
            <text:p text:style-name="P75"><text:span text:style-name="T31">Fahr</text:span>! </text:p>
          </table:table-cell>
          <table:table-cell table:style-name="Tabelle14.H3" office:value-type="string">
            <text:p text:style-name="P75">"Drive!"</text:p>
          </table:table-cell>
          <table:table-cell table:style-name="Tabelle14.I3" office:value-type="string">
            <text:p text:style-name="P75">er <text:span text:style-name="T31">fuhr</text:span> </text:p>
          </table:table-cell>
          <table:table-cell table:style-name="Tabelle14.J3" office:value-type="string">
            <text:p text:style-name="P75">"he drove" </text:p>
          </table:table-cell>
          <table:table-cell table:style-name="Tabelle14.K3" office:value-type="string">
            <text:p text:style-name="P75"><text:span text:style-name="T21">※ führ</text:span></text:p>
          </table:table-cell>
          <table:table-cell table:style-name="Tabelle14.G3" office:value-type="string">
            <text:p text:style-name="P75">gefahren <text:span text:style-name="T9">sein</text:span></text:p>
          </table:table-cell>
          <table:table-cell table:style-name="Tabelle14.H3" office:value-type="string">
            <text:p text:style-name="P75">"to have driven"</text:p>
          </table:table-cell>
        </table:table-row>
        <table:table-row>
          <table:table-cell table:style-name="Tabelle14.A3" office:value-type="string">
            <text:p text:style-name="P73">geben </text:p>
          </table:table-cell>
          <table:table-cell table:style-name="Tabelle14.B3" office:value-type="string">
            <text:p text:style-name="P73">"to give"</text:p>
          </table:table-cell>
          <table:table-cell table:style-name="Tabelle14.C3" office:value-type="string">
            <text:p text:style-name="P73"><text:span text:style-name="T16">※</text:span><text:span text:style-name="T6"> geb</text:span></text:p>
          </table:table-cell>
          <table:table-cell table:style-name="Tabelle14.D3" office:value-type="string">
            <text:p text:style-name="P76">er gibt</text:p>
          </table:table-cell>
          <table:table-cell table:style-name="Tabelle14.E3" office:value-type="string">
            <text:p text:style-name="P76">"he gives"</text:p>
          </table:table-cell>
          <table:table-cell table:style-name="Tabelle14.F3" office:value-type="string">
            <text:p text:style-name="P77"><text:span text:style-name="T18">※ </text:span>gib</text:p>
          </table:table-cell>
          <table:table-cell table:style-name="Tabelle14.G3" office:value-type="string">
            <text:p text:style-name="P75"><text:span text:style-name="T31">Gib</text:span>! </text:p>
          </table:table-cell>
          <table:table-cell table:style-name="Tabelle14.H3" office:value-type="string">
            <text:p text:style-name="P75">"Give!"</text:p>
          </table:table-cell>
          <table:table-cell table:style-name="Tabelle14.I3" office:value-type="string">
            <text:p text:style-name="P75">er <text:span text:style-name="T33">gab</text:span> </text:p>
          </table:table-cell>
          <table:table-cell table:style-name="Tabelle14.J3" office:value-type="string">
            <text:p text:style-name="P75">"he gave"</text:p>
          </table:table-cell>
          <table:table-cell table:style-name="Tabelle14.K3" office:value-type="string">
            <text:p text:style-name="P75"><text:span text:style-name="T21">※ gäb</text:span></text:p>
          </table:table-cell>
          <table:table-cell table:style-name="Tabelle14.G3" office:value-type="string">
            <text:p text:style-name="P75">gegeben <text:span text:style-name="T9">haben</text:span> </text:p>
          </table:table-cell>
          <table:table-cell table:style-name="Tabelle14.H3" office:value-type="string">
            <text:p text:style-name="P75">"to have given"</text:p>
          </table:table-cell>
        </table:table-row>
        <table:table-row>
          <table:table-cell table:style-name="Tabelle14.A3" office:value-type="string">
            <text:p text:style-name="P73">gehen </text:p>
          </table:table-cell>
          <table:table-cell table:style-name="Tabelle14.B3" office:value-type="string">
            <text:p text:style-name="P73">"to go"</text:p>
          </table:table-cell>
          <table:table-cell table:style-name="Tabelle14.C3" office:value-type="string">
            <text:p text:style-name="P73"><text:span text:style-name="T16">※</text:span><text:span text:style-name="T6"> geh</text:span></text:p>
          </table:table-cell>
          <table:table-cell table:style-name="Tabelle14.D3" office:value-type="string">
            <text:p text:style-name="P76">er geht</text:p>
          </table:table-cell>
          <table:table-cell table:style-name="Tabelle14.E3" office:value-type="string">
            <text:p text:style-name="P76">"he goes"</text:p>
          </table:table-cell>
          <table:table-cell table:style-name="Tabelle14.F3" office:value-type="string">
            <text:p text:style-name="P77"><text:span text:style-name="T18">※ </text:span>geh</text:p>
          </table:table-cell>
          <table:table-cell table:style-name="Tabelle14.G3" office:value-type="string">
            <text:p text:style-name="P75"><text:span text:style-name="T31">Geh</text:span>! </text:p>
          </table:table-cell>
          <table:table-cell table:style-name="Tabelle14.H3" office:value-type="string">
            <text:p text:style-name="P75">"Go!"</text:p>
          </table:table-cell>
          <table:table-cell table:style-name="Tabelle14.I3" office:value-type="string">
            <text:p text:style-name="P75">er <text:span text:style-name="T31">ging</text:span> </text:p>
          </table:table-cell>
          <table:table-cell table:style-name="Tabelle14.J3" office:value-type="string">
            <text:p text:style-name="P75">"he went" </text:p>
          </table:table-cell>
          <table:table-cell table:style-name="Tabelle14.K3" office:value-type="string">
            <text:p text:style-name="P75"><text:span text:style-name="T21">※ ging (!)</text:span></text:p>
          </table:table-cell>
          <table:table-cell table:style-name="Tabelle14.G3" office:value-type="string">
            <text:p text:style-name="P75">gegangen <text:span text:style-name="T9">sein</text:span></text:p>
          </table:table-cell>
          <table:table-cell table:style-name="Tabelle14.H3" office:value-type="string">
            <text:p text:style-name="P75">"to have gone"</text:p>
          </table:table-cell>
        </table:table-row>
        <table:table-row>
          <table:table-cell table:style-name="Tabelle14.A3" office:value-type="string">
            <text:p text:style-name="P73">stoßen </text:p>
          </table:table-cell>
          <table:table-cell table:style-name="Tabelle14.B3" office:value-type="string">
            <text:p text:style-name="P73">"to push"</text:p>
          </table:table-cell>
          <table:table-cell table:style-name="Tabelle14.C3" office:value-type="string">
            <text:p text:style-name="P73"><text:span text:style-name="T16">※</text:span><text:span text:style-name="T6"> stoß</text:span></text:p>
          </table:table-cell>
          <table:table-cell table:style-name="Tabelle14.D3" office:value-type="string">
            <text:p text:style-name="P76">er stößt</text:p>
          </table:table-cell>
          <table:table-cell table:style-name="Tabelle14.E3" office:value-type="string">
            <text:p text:style-name="P76">"he pushes"</text:p>
          </table:table-cell>
          <table:table-cell table:style-name="Tabelle14.F3" office:value-type="string">
            <text:p text:style-name="P77"><text:span text:style-name="T18">※ </text:span>stöß</text:p>
          </table:table-cell>
          <table:table-cell table:style-name="Tabelle14.G3" office:value-type="string">
            <text:p text:style-name="P75"><text:span text:style-name="T31">Stoß</text:span>! </text:p>
          </table:table-cell>
          <table:table-cell table:style-name="Tabelle14.H3" office:value-type="string">
            <text:p text:style-name="P75">"Push!"</text:p>
          </table:table-cell>
          <table:table-cell table:style-name="Tabelle14.I3" office:value-type="string">
            <text:p text:style-name="P75">er <text:span text:style-name="T31">stieß</text:span> </text:p>
          </table:table-cell>
          <table:table-cell table:style-name="Tabelle14.J3" office:value-type="string">
            <text:p text:style-name="P75">"he pushed" </text:p>
          </table:table-cell>
          <table:table-cell table:style-name="Tabelle14.K3" office:value-type="string">
            <text:p text:style-name="P75"><text:span text:style-name="T21">※ stieß (!)</text:span></text:p>
          </table:table-cell>
          <table:table-cell table:style-name="Tabelle14.G3" office:value-type="string">
            <text:p text:style-name="P75">gestoßen <text:span text:style-name="T9">haben</text:span></text:p>
          </table:table-cell>
          <table:table-cell table:style-name="Tabelle14.H3" office:value-type="string">
            <text:p text:style-name="P75">"to have pushed"</text:p>
          </table:table-cell>
        </table:table-row>
        <table:table-row>
          <table:table-cell table:style-name="Tabelle14.A3" office:value-type="string">
            <text:p text:style-name="P73">frieren </text:p>
          </table:table-cell>
          <table:table-cell table:style-name="Tabelle14.B3" office:value-type="string">
            <text:p text:style-name="P73">"to feel cold"</text:p>
          </table:table-cell>
          <table:table-cell table:style-name="Tabelle14.C3" office:value-type="string">
            <text:p text:style-name="P73"><text:span text:style-name="T16">※</text:span><text:span text:style-name="T6"> frier</text:span></text:p>
          </table:table-cell>
          <table:table-cell table:style-name="Tabelle14.D3" office:value-type="string">
            <text:p text:style-name="P76">er friert</text:p>
          </table:table-cell>
          <table:table-cell table:style-name="Tabelle14.E3" office:value-type="string">
            <text:p text:style-name="P76">"he feels cold"</text:p>
          </table:table-cell>
          <table:table-cell table:style-name="Tabelle14.F3" office:value-type="string">
            <text:p text:style-name="P77"><text:span text:style-name="T18">※</text:span> frier</text:p>
          </table:table-cell>
          <table:table-cell table:style-name="Tabelle14.G3" office:value-type="string">
            <text:p text:style-name="P75"><text:span text:style-name="T31">Frier</text:span>! </text:p>
          </table:table-cell>
          <table:table-cell table:style-name="Tabelle14.H3" office:value-type="string">
            <text:p text:style-name="P75">"Feel cold!"</text:p>
          </table:table-cell>
          <table:table-cell table:style-name="Tabelle14.I3" office:value-type="string">
            <text:p text:style-name="P75">er <text:span text:style-name="T31">fror</text:span> </text:p>
          </table:table-cell>
          <table:table-cell table:style-name="Tabelle14.J3" office:value-type="string">
            <text:p text:style-name="P75">"he felt cold" </text:p>
          </table:table-cell>
          <table:table-cell table:style-name="Tabelle14.K3" office:value-type="string">
            <text:p text:style-name="P75"><text:span text:style-name="T21">※ frör</text:span></text:p>
          </table:table-cell>
          <table:table-cell table:style-name="Tabelle14.G3" office:value-type="string">
            <text:p text:style-name="P75">gefroren <text:span text:style-name="T9">haben</text:span></text:p>
          </table:table-cell>
          <table:table-cell table:style-name="Tabelle14.H3" office:value-type="string">
            <text:p text:style-name="P75">"to have felt cold"</text:p>
          </table:table-cell>
        </table:table-row>
      </table:table>
      <text:p text:style-name="P1"/>
      <text:p text:style-name="P1">Using these forms, you can form all other forms of a "strong" verb (i.e. irregular verb).</text:p>
      <text:p text:style-name="P36"><text:soft-page-break/>The non-synthetic tenses and moods of the "strong" verb, i.e. the tenses and moods being formed by merely altering the form of the verb itself</text:p>
      <text:p text:style-name="P1"/>
      <table:table table:name="Tabelle7" table:style-name="Tabelle7">
        <table:table-column table:style-name="Tabelle7.A" table:number-columns-repeated="4"/>
        <table:table-column table:style-name="Tabelle7.E"/>
        <table:table-column table:style-name="Tabelle7.A" table:number-columns-repeated="3"/>
        <table:table-column table:style-name="Tabelle7.I"/>
        <table:table-row>
          <table:table-cell table:style-name="Tabelle7.A1" table:number-rows-spanned="2" office:value-type="string">
            <text:p text:style-name="P13"/>
          </table:table-cell>
          <table:table-cell table:style-name="Tabelle7.A1" office:value-type="string">
            <text:p text:style-name="P13">number ⇨</text:p>
          </table:table-cell>
          <table:table-cell table:style-name="Tabelle7.A1" table:number-columns-spanned="4" office:value-type="string">
            <text:p text:style-name="P13">singular</text:p>
          </table:table-cell>
          <table:covered-table-cell/>
          <table:covered-table-cell/>
          <table:covered-table-cell/>
          <table:table-cell table:style-name="Tabelle7.G1" table:number-columns-spanned="3" office:value-type="string">
            <text:p text:style-name="P13">plural</text:p>
          </table:table-cell>
          <table:covered-table-cell/>
          <table:covered-table-cell/>
        </table:table-row>
        <table:table-row>
          <table:covered-table-cell/>
          <table:table-cell table:style-name="Tabelle7.B2" office:value-type="string">
            <text:p text:style-name="P13">person ⇨</text:p>
          </table:table-cell>
          <table:table-cell table:style-name="Tabelle7.B2" office:value-type="string">
            <text:p text:style-name="P13">1st</text:p>
          </table:table-cell>
          <table:table-cell table:style-name="Tabelle7.B2" office:value-type="string">
            <text:p text:style-name="P19">2nd</text:p>
          </table:table-cell>
          <table:table-cell table:style-name="Tabelle7.B2" office:value-type="string">
            <text:p text:style-name="P26">2nd <text:span text:style-name="T1">polite</text:span></text:p>
          </table:table-cell>
          <table:table-cell table:style-name="Tabelle7.B2" office:value-type="string">
            <text:p text:style-name="P13">3rd</text:p>
          </table:table-cell>
          <table:table-cell table:style-name="Tabelle7.B2" office:value-type="string">
            <text:p text:style-name="P13">1st</text:p>
          </table:table-cell>
          <table:table-cell table:style-name="Tabelle7.B2" office:value-type="string">
            <text:p text:style-name="P13">2nd</text:p>
          </table:table-cell>
          <table:table-cell table:style-name="Tabelle7.I2" office:value-type="string">
            <text:p text:style-name="P26">3rd</text:p>
          </table:table-cell>
        </table:table-row>
        <table:table-row>
          <table:table-cell table:style-name="Tabelle7.B2" table:number-rows-spanned="2" office:value-type="string">
            <text:p text:style-name="P13">tense and</text:p>
            <text:p text:style-name="P13"><text:span text:style-name="T9">mood</text:span></text:p>
          </table:table-cell>
          <table:table-cell table:style-name="Tabelle7.B2" office:value-type="string">
            <text:p text:style-name="P13">pronoun ⇨</text:p>
          </table:table-cell>
          <table:table-cell table:style-name="Tabelle7.B2" table:number-rows-spanned="2" office:value-type="string">
            <text:p text:style-name="P13">ich</text:p>
            <text:p text:style-name="P13">"I"</text:p>
          </table:table-cell>
          <table:table-cell table:style-name="Tabelle7.B2" table:number-rows-spanned="2" office:value-type="string">
            <text:p text:style-name="P13">du </text:p>
            <text:p text:style-name="P13">"you<text:span text:style-name="T15">"</text:span></text:p>
          </table:table-cell>
          <table:table-cell table:style-name="Tabelle7.B2" table:number-rows-spanned="2" office:value-type="string">
            <text:p text:style-name="P26">Sie</text:p>
            <text:p text:style-name="P26">"you"</text:p>
          </table:table-cell>
          <table:table-cell table:style-name="Tabelle7.B2" table:number-rows-spanned="2" office:value-type="string">
            <text:p text:style-name="P13">er, <text:span text:style-name="T20">sie</text:span>, es</text:p>
            <text:p text:style-name="P13">"he, she, it"</text:p>
          </table:table-cell>
          <table:table-cell table:style-name="Tabelle7.B2" table:number-rows-spanned="2" office:value-type="string">
            <text:p text:style-name="P13">wir</text:p>
            <text:p text:style-name="P13">"we"</text:p>
          </table:table-cell>
          <table:table-cell table:style-name="Tabelle7.B2" table:number-rows-spanned="2" office:value-type="string">
            <text:p text:style-name="P13">ihr</text:p>
            <text:p text:style-name="P13">"you"</text:p>
          </table:table-cell>
          <table:table-cell table:style-name="Tabelle7.I2" table:number-rows-spanned="2" office:value-type="string">
            <text:p text:style-name="P26">sie</text:p>
            <text:p text:style-name="P26">"they"</text:p>
          </table:table-cell>
        </table:table-row>
        <table:table-row>
          <table:covered-table-cell/>
          <table:table-cell table:style-name="Tabelle7.B2" office:value-type="string">
            <text:p text:style-name="P13">meaning ⇩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7.B2" office:value-type="string">
            <text:p text:style-name="P16">present</text:p>
            <text:p text:style-name="P22">imperative</text:p>
          </table:table-cell>
          <table:table-cell table:style-name="Tabelle7.B2" office:value-type="string">
            <text:p text:style-name="P13">"Walk!"</text:p>
          </table:table-cell>
          <table:table-cell table:style-name="Tabelle7.C5" office:value-type="string">
            <text:p text:style-name="P61"/>
          </table:table-cell>
          <table:table-cell table:style-name="Tabelle7.B2" office:value-type="string">
            <text:p text:style-name="P52">IMP</text:p>
            <text:p text:style-name="P53"/>
          </table:table-cell>
          <table:table-cell table:style-name="Tabelle7.E5" office:value-type="string">
            <text:p text:style-name="P54">INF</text:p>
          </table:table-cell>
          <table:table-cell table:style-name="Tabelle7.C5" office:value-type="string">
            <text:p text:style-name="P61"/>
          </table:table-cell>
          <table:table-cell table:style-name="Tabelle7.C5" office:value-type="string">
            <text:p text:style-name="P61"/>
          </table:table-cell>
          <table:table-cell table:style-name="Tabelle7.H5" office:value-type="string">
            <text:p text:style-name="P61">PRS1 </text:p>
            <text:p text:style-name="P61">+ <text:span text:style-name="T28">t</text:span></text:p>
          </table:table-cell>
          <table:table-cell table:style-name="Tabelle7.I5" office:value-type="string">
            <text:p text:style-name="P50"/>
          </table:table-cell>
        </table:table-row>
        <table:table-row>
          <table:table-cell table:style-name="Tabelle7.B2" office:value-type="string">
            <text:p text:style-name="P16">present</text:p>
            <text:p text:style-name="P22">indicative</text:p>
          </table:table-cell>
          <table:table-cell table:style-name="Tabelle7.B2" office:value-type="string">
            <text:p text:style-name="P13">"I walk."</text:p>
            <text:p text:style-name="P13">"I am walking."</text:p>
          </table:table-cell>
          <table:table-cell table:style-name="Tabelle7.H5" office:value-type="string">
            <text:p text:style-name="P61">PRS1 </text:p>
            <text:p text:style-name="P61">+ e</text:p>
          </table:table-cell>
          <table:table-cell table:style-name="Tabelle7.D6" office:value-type="string">
            <text:p text:style-name="P38">PRS2</text:p>
            <text:p text:style-name="P61">+ <text:span text:style-name="T28">st</text:span></text:p>
          </table:table-cell>
          <table:table-cell table:style-name="Tabelle7.E5" office:value-type="string">
            <text:p text:style-name="P54">INF</text:p>
          </table:table-cell>
          <table:table-cell table:style-name="Tabelle7.D6" office:value-type="string">
            <text:p text:style-name="P38">PRS2</text:p>
            <text:p text:style-name="P61">+ <text:span text:style-name="T28">t</text:span></text:p>
          </table:table-cell>
          <table:table-cell table:style-name="Tabelle7.E5" office:value-type="string">
            <text:p text:style-name="P54">INF</text:p>
          </table:table-cell>
          <table:table-cell table:style-name="Tabelle7.H5" office:value-type="string">
            <text:p text:style-name="P38">PRS1</text:p>
            <text:p text:style-name="P61">+ <text:span text:style-name="T28">t</text:span></text:p>
          </table:table-cell>
          <table:table-cell table:style-name="Tabelle7.I6" office:value-type="string">
            <text:p text:style-name="P54">INF</text:p>
          </table:table-cell>
        </table:table-row>
        <table:table-row>
          <table:table-cell table:style-name="Tabelle7.A7" office:value-type="string">
            <text:p text:style-name="P16">present <text:span text:style-name="T9">subjunctive</text:span></text:p>
          </table:table-cell>
          <table:table-cell table:style-name="Tabelle7.A7" office:value-type="string">
            <text:p text:style-name="P29">TO BE DONE</text:p>
            <text:p text:style-name="P29"/>
          </table:table-cell>
          <table:table-cell table:style-name="Tabelle7.H5" office:value-type="string">
            <text:p text:style-name="P38">PRS1</text:p>
            <text:p text:style-name="P61">+ e</text:p>
          </table:table-cell>
          <table:table-cell table:style-name="Tabelle7.H5" office:value-type="string">
            <text:p text:style-name="P38">PRS1</text:p>
            <text:p text:style-name="P61">+ est</text:p>
          </table:table-cell>
          <table:table-cell table:style-name="Tabelle7.E5" office:value-type="string">
            <text:p text:style-name="P54">INF</text:p>
          </table:table-cell>
          <table:table-cell table:style-name="Tabelle7.H5" office:value-type="string">
            <text:p text:style-name="P38">PRS1</text:p>
            <text:p text:style-name="P61">+ e</text:p>
          </table:table-cell>
          <table:table-cell table:style-name="Tabelle7.E5" office:value-type="string">
            <text:p text:style-name="P54">INF</text:p>
          </table:table-cell>
          <table:table-cell table:style-name="Tabelle7.H5" office:value-type="string">
            <text:p text:style-name="P38">PRS1</text:p>
            <text:p text:style-name="P61">+ et</text:p>
          </table:table-cell>
          <table:table-cell table:style-name="Tabelle7.I6" office:value-type="string">
            <text:p text:style-name="P54">INF</text:p>
          </table:table-cell>
        </table:table-row>
        <table:table-row>
          <table:table-cell table:style-name="Tabelle7.A7" office:value-type="string">
            <text:p text:style-name="P16">preterite <text:span text:style-name="T9">indicative</text:span></text:p>
          </table:table-cell>
          <table:table-cell table:style-name="Tabelle7.A7" office:value-type="string">
            <text:p text:style-name="P13">"I walked."</text:p>
          </table:table-cell>
          <table:table-cell table:style-name="Tabelle7.C8" office:value-type="string">
            <text:p text:style-name="P52">PTT</text:p>
          </table:table-cell>
          <table:table-cell table:style-name="Tabelle7.C8" office:value-type="string">
            <text:p text:style-name="P38">PTT</text:p>
            <text:p text:style-name="P61">+ <text:span text:style-name="T28">st</text:span></text:p>
          </table:table-cell>
          <table:table-cell table:style-name="Tabelle7.C8" office:value-type="string">
            <text:p text:style-name="P38">PTT</text:p>
            <text:p text:style-name="P61">+ en</text:p>
          </table:table-cell>
          <table:table-cell table:style-name="Tabelle7.C8" office:value-type="string">
            <text:p text:style-name="P52">PTT</text:p>
          </table:table-cell>
          <table:table-cell table:style-name="Tabelle7.C8" office:value-type="string">
            <text:p text:style-name="P38">PTT</text:p>
            <text:p text:style-name="P61">+ en</text:p>
          </table:table-cell>
          <table:table-cell table:style-name="Tabelle7.C8" office:value-type="string">
            <text:p text:style-name="P38">PTT</text:p>
            <text:p text:style-name="P61">+ <text:span text:style-name="T28">t</text:span></text:p>
          </table:table-cell>
          <table:table-cell table:style-name="Tabelle7.I8" office:value-type="string">
            <text:p text:style-name="P38">PTT</text:p>
            <text:p text:style-name="P61">+ en</text:p>
          </table:table-cell>
        </table:table-row>
        <table:table-row>
          <table:table-cell table:style-name="Tabelle7.A7" office:value-type="string">
            <text:p text:style-name="P16">preterite <text:span text:style-name="T9">subjunctive</text:span></text:p>
          </table:table-cell>
          <table:table-cell table:style-name="Tabelle7.A7" office:value-type="string">
            <text:p text:style-name="P13">"I would walk."</text:p>
          </table:table-cell>
          <table:table-cell table:style-name="Tabelle7.C9" office:value-type="string">
            <text:p text:style-name="P38">PTS</text:p>
            <text:p text:style-name="P61">+ e</text:p>
          </table:table-cell>
          <table:table-cell table:style-name="Tabelle7.C9" office:value-type="string">
            <text:p text:style-name="P38">PTS</text:p>
            <text:p text:style-name="P61">+ est</text:p>
          </table:table-cell>
          <table:table-cell table:style-name="Tabelle7.C9" office:value-type="string">
            <text:p text:style-name="P38">PTS</text:p>
            <text:p text:style-name="P38">+ en</text:p>
          </table:table-cell>
          <table:table-cell table:style-name="Tabelle7.C9" office:value-type="string">
            <text:p text:style-name="P38">PTS</text:p>
            <text:p text:style-name="P38">+ e</text:p>
          </table:table-cell>
          <table:table-cell table:style-name="Tabelle7.C9" office:value-type="string">
            <text:p text:style-name="P38">PTS</text:p>
            <text:p text:style-name="P38">+ en</text:p>
          </table:table-cell>
          <table:table-cell table:style-name="Tabelle7.C9" office:value-type="string">
            <text:p text:style-name="P38">PTS</text:p>
            <text:p text:style-name="P61">+ et</text:p>
          </table:table-cell>
          <table:table-cell table:style-name="Tabelle7.I9" office:value-type="string">
            <text:p text:style-name="P38">PTS</text:p>
            <text:p text:style-name="P38">+ en</text:p>
          </table:table-cell>
        </table:table-row>
      </table:table>
      <text:p text:style-name="P1"><text:span text:style-name="T24"/></text:p>
      <text:p text:style-name="P34"/>
      <text:p text:style-name="P1"><text:span text:style-name="T24"/></text:p>
      <text:p text:style-name="P1"><text:span text:style-name="T24"/></text:p>
      <text:p text:style-name="P7"><text:soft-page-break/>General remarks on the use of these forms</text:p>
      <text:p text:style-name="P4"/>
      <text:p text:style-name="P2">1. Almost all forms must be preceded by the corresponding pronoun or noun. E. g. <text:span text:style-name="T9">ich sehe</text:span>, etc.</text:p>
      <text:p text:style-name="P2">2. <text:span text:style-name="T1">Exceptions</text:span> to this are:</text:p>
      <text:p text:style-name="P2">2.1. The <text:span text:style-name="T1">present</text:span> <text:span text:style-name="T1">imperative 2nd person singular and plural</text:span> is used without a corresponding pronoun or noun: <text:span text:style-name="T9">Sieh! Seht! </text:span>Etc.</text:p>
      <text:p text:style-name="P2">2.2. The <text:span text:style-name="T1">polite present</text:span> <text:span text:style-name="T1">imperative 2nd person singular</text:span> is followed by the corresponding pronoun: <text:span text:style-name="T10">Sehen</text:span><text:span text:style-name="T9"> Sie!</text:span></text:p>
      <text:p text:style-name="P1"/>
      <text:p text:style-name="P7">Tricks for every day speech</text:p>
      <text:p text:style-name="P1"/>
      <text:p text:style-name="P1">1. The <text:span text:style-name="T3">present subjunctive</text:span><text:span text:style-name="T14"> </text:span>can be freely replaced with the <text:span text:style-name="T1">present indicative</text:span>.</text:p>
      <text:p text:style-name="P1">2. The <text:span text:style-name="T3">preterite indicative</text:span> can be freely replaced with the <text:span text:style-name="T1">present</text:span> <text:span text:style-name="T1">perfect indicative</text:span>. (See the <text:span text:style-name="T9">synthetic</text:span> tenses and moods further below.)</text:p>
      <text:p text:style-name="P33">3. The <text:span text:style-name="T3">preterite subjunctive</text:span> can be freely replaced with the <text:span text:style-name="T1">"conditional III"</text:span>. (See the <text:span text:style-name="T9">synthetic</text:span> tenses and moods further below.)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41"><text:soft-page-break/><text:span text:style-name="T24">The </text:span><text:span text:style-name="T27">synthetic</text:span><text:span text:style-name="T24"> tenses and moods of </text:span><text:span text:style-name="T27">all</text:span><text:span text:style-name="T24"> verbs </text:span><text:span text:style-name="T25">(excluding the passive forms!)</text:span><text:span text:style-name="T24">, i.e. the tenses and moods being formed by adding an auxiliary verb to the verb in question</text:span></text:p>
      <text:p text:style-name="P1"><text:span text:style-name="T24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7"/>
            <text:p text:style-name="P17">tense and <text:span text:style-name="T9">mood</text:span></text:p>
          </table:table-cell>
          <table:table-cell table:style-name="Tabelle1.A1" office:value-type="string">
            <text:p text:style-name="P17"/>
            <text:p text:style-name="P17">meaning</text:p>
          </table:table-cell>
          <table:table-cell table:style-name="Tabelle1.C1" office:value-type="string">
            <text:p text:style-name="P17">formula</text:p>
            <text:p text:style-name="P17"><text:span text:style-name="T9">auxiliary verb</text:span><text:note text:id="ftn2" text:note-class="footnote"><text:note-citation>6</text:note-citation><text:note-body><text:p text:style-name="P82">The table containing all forms of these auxiliary verbs can be found further below.</text:p></text:note-body></text:note> + verb form</text:p>
          </table:table-cell>
        </table:table-row>
        <table:table-row>
          <table:table-cell table:style-name="Tabelle1.A2" office:value-type="string">
            <text:p text:style-name="P70">"conditional III"</text:p>
          </table:table-cell>
          <table:table-cell table:style-name="Tabelle1.A2" office:value-type="string">
            <text:p text:style-name="P20">"I would walk."</text:p>
          </table:table-cell>
          <table:table-cell table:style-name="Tabelle1.C2" office:value-type="string">
            <text:p text:style-name="P20"><text:span text:style-name="T9">würde</text:span> + INF</text:p>
          </table:table-cell>
        </table:table-row>
        <table:table-row>
          <table:table-cell table:style-name="Tabelle1.A3" office:value-type="string">
            <text:p text:style-name="P70">future <text:span text:style-name="T9">indicative</text:span></text:p>
          </table:table-cell>
          <table:table-cell table:style-name="Tabelle1.A3" office:value-type="string">
            <text:p text:style-name="P20">"I will walk." or "I'm going to walk."</text:p>
          </table:table-cell>
          <table:table-cell table:style-name="Tabelle1.C3" office:value-type="string">
            <text:p text:style-name="P20"><text:span text:style-name="T9">werde </text:span><text:span text:style-name="T15">(1)</text:span><text:span text:style-name="T9"> </text:span>+ INF</text:p>
          </table:table-cell>
        </table:table-row>
        <table:table-row>
          <table:table-cell table:style-name="Tabelle1.A3" office:value-type="string">
            <text:p text:style-name="P70">future <text:span text:style-name="T11">subjunctive</text:span></text:p>
          </table:table-cell>
          <table:table-cell table:style-name="Tabelle1.A3" office:value-type="string">
            <text:p text:style-name="P20">"I would walk." (in the future)</text:p>
          </table:table-cell>
          <table:table-cell table:style-name="Tabelle1.C3" office:value-type="string">
            <text:p text:style-name="P20"><text:span text:style-name="T9">werde </text:span><text:span text:style-name="T15">(2)</text:span><text:span text:style-name="T9"> </text:span>+ INF</text:p>
          </table:table-cell>
        </table:table-row>
        <table:table-row>
          <table:table-cell table:style-name="Tabelle1.A5" office:value-type="string">
            <text:p text:style-name="P70">present perfect<text:note text:id="ftn14" text:note-class="footnote"><text:note-citation>7</text:note-citation><text:note-body><text:p text:style-name="P82">The present perfect is usually just called "perfect".</text:p></text:note-body></text:note> <text:span text:style-name="T9">indicative</text:span></text:p>
          </table:table-cell>
          <table:table-cell table:style-name="Tabelle1.A5" office:value-type="string">
            <text:p text:style-name="P20">"I have walked."</text:p>
          </table:table-cell>
          <table:table-cell table:style-name="Tabelle1.C5" office:value-type="string">
            <text:p text:style-name="P20"><text:span text:style-name="T9">habe </text:span><text:span text:style-name="T15">(1) </text:span><text:span text:style-name="T9">/ bin</text:span> + PPC</text:p>
          </table:table-cell>
        </table:table-row>
        <table:table-row>
          <table:table-cell table:style-name="Tabelle1.A3" office:value-type="string">
            <text:p text:style-name="P70">present perfect <text:span text:style-name="T9">subjunctive</text:span></text:p>
          </table:table-cell>
          <table:table-cell table:style-name="Tabelle1.A3" office:value-type="string">
            <text:p text:style-name="P20">"I would have walked."</text:p>
          </table:table-cell>
          <table:table-cell table:style-name="Tabelle1.C3" office:value-type="string">
            <text:p text:style-name="P20"><text:span text:style-name="T9">habe </text:span><text:span text:style-name="T15">(2) </text:span><text:span text:style-name="T9">/ sei</text:span> + PPC</text:p>
          </table:table-cell>
        </table:table-row>
        <table:table-row>
          <table:table-cell table:style-name="Tabelle1.A5" office:value-type="string">
            <text:p text:style-name="P70">preterite perfect<text:note text:id="ftn13" text:note-class="footnote"><text:note-citation>8</text:note-citation><text:note-body><text:p text:style-name="P82">Other names are "pluperfect" or "past perfect".</text:p></text:note-body></text:note> <text:span text:style-name="T9">indicative</text:span></text:p>
          </table:table-cell>
          <table:table-cell table:style-name="Tabelle1.A5" office:value-type="string">
            <text:p text:style-name="P20">"I had walked."</text:p>
          </table:table-cell>
          <table:table-cell table:style-name="Tabelle1.C5" office:value-type="string">
            <text:p text:style-name="P20"><text:span text:style-name="T9">hatte / war</text:span> + PPC</text:p>
          </table:table-cell>
        </table:table-row>
        <table:table-row>
          <table:table-cell table:style-name="Tabelle1.A5" office:value-type="string">
            <text:p text:style-name="P70">preterite perfect <text:span text:style-name="T9">subjunctive</text:span></text:p>
          </table:table-cell>
          <table:table-cell table:style-name="Tabelle1.A5" office:value-type="string">
            <text:p text:style-name="P20">"I would have walked." (in the past long ago)</text:p>
          </table:table-cell>
          <table:table-cell table:style-name="Tabelle1.C5" office:value-type="string">
            <text:p text:style-name="P20"><text:span text:style-name="T9">hätte / wäre</text:span> + PPC</text:p>
          </table:table-cell>
        </table:table-row>
        <table:table-row>
          <table:table-cell table:style-name="Tabelle1.A3" office:value-type="string">
            <text:p text:style-name="P70"><text:span text:style-name="T7">†</text:span>future perfect<text:note text:id="ftn12" text:note-class="footnote"><text:note-citation>9</text:note-citation><text:note-body><text:p text:style-name="P82">The future perfect is usually just called "future II".</text:p></text:note-body></text:note> <text:span text:style-name="T9">indicative</text:span></text:p>
          </table:table-cell>
          <table:table-cell table:style-name="Tabelle1.A3" office:value-type="string">
            <text:p text:style-name="P20">"I will have walked."</text:p>
          </table:table-cell>
          <table:table-cell table:style-name="Tabelle1.C3" office:value-type="string">
            <text:p text:style-name="P20"><text:span text:style-name="T9">werde </text:span><text:span text:style-name="T15">(1) </text:span>+ PAST INF ACTIVE<text:note text:id="ftn3" text:note-class="footnote"><text:note-citation>10</text:note-citation><text:note-body><text:p text:style-name="P82">The PAST INF ACTIVE will be mentioned further below.</text:p></text:note-body></text:note></text:p>
          </table:table-cell>
        </table:table-row>
        <table:table-row>
          <table:table-cell table:style-name="Tabelle1.A3" office:value-type="string">
            <text:p text:style-name="P79">†future perfect <text:span text:style-name="T9">subjunctive</text:span></text:p>
          </table:table-cell>
          <table:table-cell table:style-name="Tabelle1.A3" office:value-type="string">
            <text:p text:style-name="P20">"I would have walked." (in the future)</text:p>
          </table:table-cell>
          <table:table-cell table:style-name="Tabelle1.C3" office:value-type="string">
            <text:p text:style-name="P20"><text:span text:style-name="T9">würde</text:span> + PAST INF ACTIVE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32"><text:soft-page-break/>General remarks on the use of these forms</text:p>
      <text:p text:style-name="P41">1. The <text:span text:style-name="T3">future perfect indicative and subjunctive</text:span><text:span text:style-name="T1"> </text:span><text:span text:style-name="T5">are</text:span> basically <text:span text:style-name="T1">not</text:span> used anymore in any way.</text:p>
      <text:p text:style-name="P41"/>
      <text:p text:style-name="P32">Tricks for every day speech</text:p>
      <text:p text:style-name="P41">1. The <text:span text:style-name="T3">future indicative</text:span> can be freely replaced with the <text:span text:style-name="T1">present indicative</text:span>, if you also add an <text:span text:style-name="T1">adverb denoting a moment in time in the future</text:span>.</text:p>
      <text:p text:style-name="P41">2. The <text:span text:style-name="T3">future subjunctive</text:span> can be freely replaced with the<text:span text:style-name="T14"> </text:span><text:span text:style-name="T3">future indicative</text:span>.</text:p>
      <text:p text:style-name="P41">3. <text:span text:style-name="T14">The </text:span><text:span text:style-name="T3">present perfect subjunctive</text:span><text:span text:style-name="T2"> </text:span><text:span text:style-name="T14">can be freely replaced with the </text:span><text:span text:style-name="T2">present perfect indicative</text:span><text:span text:style-name="T14">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text:span text:style-name="T24">The passive (always formed synthetically)</text:span></text:p>
      <text:p text:style-name="P44"><text:span text:style-name="T31"/></text:p>
      <text:p text:style-name="P42">The passive can in general be completely avoided by formulating your sentence differently.</text:p>
      <text:p text:style-name="P43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68"><text:span text:style-name="T1">passive</text:span> form</text:p>
            <text:p text:style-name="P68">(tense and <text:span text:style-name="T9">mood</text:span>)</text:p>
          </table:table-cell>
          <table:table-cell table:style-name="Tabelle3.A1" office:value-type="string">
            <text:p text:style-name="P68">meaning</text:p>
          </table:table-cell>
          <table:table-cell table:style-name="Tabelle3.C1" office:value-type="string">
            <text:p text:style-name="P68">formula</text:p>
            <text:p text:style-name="P68"><text:span text:style-name="T9">auxiliary verb</text:span> + verb form<text:span text:style-name="T9"> (</text:span>+ <text:span text:style-name="T9">auxiliary verb(s))</text:span></text:p>
          </table:table-cell>
        </table:table-row>
        <table:table-row>
          <table:table-cell table:style-name="Tabelle3.A2" office:value-type="string">
            <text:p text:style-name="P65">present <text:span text:style-name="T9">imperative</text:span></text:p>
            <text:p text:style-name="P81">(this form doesn't exist for the 2nd singular polite)</text:p>
          </table:table-cell>
          <table:table-cell table:style-name="Tabelle3.A2" office:value-type="string">
            <text:p text:style-name="P66">"Be kissed!"</text:p>
          </table:table-cell>
          <table:table-cell table:style-name="Tabelle3.C2" office:value-type="string">
            <text:p text:style-name="P66"><text:span text:style-name="T9">Werde</text:span> + PPC ! (2nd singular)</text:p>
            <text:p text:style-name="P66"><text:span text:style-name="T9">Werdet</text:span> + PPC ! (2nd plural)<text:note text:id="ftn4" text:note-class="footnote"><text:note-citation>11</text:note-citation><text:note-body><text:p text:style-name="P82"><text:span text:style-name="T9">Werde! </text:span>= 2nd person singular present imperative, and <text:span text:style-name="T9">Werdet!</text:span> = 2nd person plural present imperative of <text:span text:style-name="T9">werden </text:span><text:span text:style-name="T15">"to become"</text:span>.</text:p></text:note-body></text:note></text:p>
          </table:table-cell>
        </table:table-row>
        <table:table-row>
          <table:table-cell table:style-name="Tabelle3.A2" office:value-type="string">
            <text:p text:style-name="P65">present <text:span text:style-name="T9">indicative</text:span></text:p>
          </table:table-cell>
          <table:table-cell table:style-name="Tabelle3.A2" office:value-type="string">
            <text:p text:style-name="P66">"I am (being) kissed."</text:p>
          </table:table-cell>
          <table:table-cell table:style-name="Tabelle3.C2" office:value-type="string">
            <text:p text:style-name="P66"><text:span text:style-name="T9">werde </text:span><text:span text:style-name="T15">(1) </text:span>+ PPC</text:p>
          </table:table-cell>
        </table:table-row>
        <table:table-row>
          <table:table-cell table:style-name="Tabelle3.A4" office:value-type="string">
            <text:p text:style-name="P65">present <text:span text:style-name="T9">subjunctive</text:span></text:p>
          </table:table-cell>
          <table:table-cell table:style-name="Tabelle3.A4" office:value-type="string">
            <text:p text:style-name="P67">TO BE DONE</text:p>
          </table:table-cell>
          <table:table-cell table:style-name="Tabelle3.C4" office:value-type="string">
            <text:p text:style-name="P66"><text:span text:style-name="T9">werde </text:span><text:span text:style-name="T15">(2) </text:span>+ PPC</text:p>
          </table:table-cell>
        </table:table-row>
        <table:table-row>
          <table:table-cell table:style-name="Tabelle3.A4" office:value-type="string">
            <text:p text:style-name="P65">preterite <text:span text:style-name="T9">indicative</text:span></text:p>
          </table:table-cell>
          <table:table-cell table:style-name="Tabelle3.A4" office:value-type="string">
            <text:p text:style-name="P66">"I was kissed."</text:p>
          </table:table-cell>
          <table:table-cell table:style-name="Tabelle3.C4" office:value-type="string">
            <text:p text:style-name="P66"><text:span text:style-name="T10">wurde</text:span> + PPC</text:p>
          </table:table-cell>
        </table:table-row>
        <table:table-row>
          <table:table-cell table:style-name="Tabelle3.A2" office:value-type="string">
            <text:p text:style-name="P65">preterite <text:span text:style-name="T9">subjunctive</text:span></text:p>
          </table:table-cell>
          <table:table-cell table:style-name="Tabelle3.A2" office:value-type="string">
            <text:p text:style-name="P66">"I would be kissed."</text:p>
          </table:table-cell>
          <table:table-cell table:style-name="Tabelle3.C2" office:value-type="string">
            <text:p text:style-name="P66"><text:span text:style-name="T9">würde</text:span> + PPC</text:p>
          </table:table-cell>
        </table:table-row>
        <table:table-row>
          <table:table-cell table:style-name="Tabelle3.A7" office:value-type="string">
            <text:p text:style-name="P80">"conditional III" doesn't exist in the passive</text:p>
          </table:table-cell>
          <table:table-cell table:style-name="Tabelle3.A7" office:value-type="string">
            <text:p text:style-name="P66"/>
          </table:table-cell>
          <table:table-cell table:style-name="Tabelle3.C7" office:value-type="string">
            <text:p text:style-name="P66"/>
          </table:table-cell>
        </table:table-row>
        <table:table-row>
          <table:table-cell table:style-name="Tabelle3.A4" office:value-type="string">
            <text:p text:style-name="P65">future <text:span text:style-name="T9">indicative</text:span></text:p>
          </table:table-cell>
          <table:table-cell table:style-name="Tabelle3.A4" office:value-type="string">
            <text:p text:style-name="P66">"I will be kissed." or "I'm going to be kissed."</text:p>
          </table:table-cell>
          <table:table-cell table:style-name="Tabelle3.C4" office:value-type="string">
            <text:p text:style-name="P66"><text:span text:style-name="T9">werde</text:span> (1) + PPC + <text:span text:style-name="T9">werden</text:span><text:span text:style-name="T15"><text:note text:id="ftn5" text:note-class="footnote"><text:note-citation>12</text:note-citation><text:note-body><text:p text:style-name="P82"><text:span text:style-name="T9">Werden</text:span> <text:span text:style-name="T15">"to become" </text:span>is an infinitive.</text:p></text:note-body></text:note></text:span></text:p>
          </table:table-cell>
        </table:table-row>
        <table:table-row>
          <table:table-cell table:style-name="Tabelle3.A4" office:value-type="string">
            <text:p text:style-name="P65">future <text:span text:style-name="T9">subjunctive</text:span></text:p>
          </table:table-cell>
          <table:table-cell table:style-name="Tabelle3.A4" office:value-type="string">
            <text:p text:style-name="P66">"I would be kissed." (in the future)</text:p>
          </table:table-cell>
          <table:table-cell table:style-name="Tabelle3.C4" office:value-type="string">
            <text:p text:style-name="P66"><text:span text:style-name="T9">werde</text:span> (2) + PPC + <text:span text:style-name="T9">werden</text:span></text:p>
          </table:table-cell>
        </table:table-row>
        <table:table-row>
          <table:table-cell table:style-name="Tabelle3.A2" office:value-type="string">
            <text:p text:style-name="P65">present perfect <text:span text:style-name="T9">indicative</text:span></text:p>
          </table:table-cell>
          <table:table-cell table:style-name="Tabelle3.A2" office:value-type="string">
            <text:p text:style-name="P66">"I have been kissed."</text:p>
          </table:table-cell>
          <table:table-cell table:style-name="Tabelle3.C2" office:value-type="string">
            <text:p text:style-name="P66"><text:span text:style-name="T9">bin</text:span> + PPC + <text:span text:style-name="T9">worden</text:span><text:span text:style-name="T15"><text:note text:id="ftn6" text:note-class="footnote"><text:note-citation>13</text:note-citation><text:note-body><text:p text:style-name="P82"><text:span text:style-name="T9">Worden</text:span> is an irregular PPC of <text:span text:style-name="T9">werden</text:span><text:span text:style-name="T15"> "to become".</text:span></text:p></text:note-body></text:note></text:span></text:p>
          </table:table-cell>
        </table:table-row>
        <table:table-row>
          <table:table-cell table:style-name="Tabelle3.A4" office:value-type="string">
            <text:p text:style-name="P65">present perfect <text:span text:style-name="T9">subjunctive</text:span></text:p>
          </table:table-cell>
          <table:table-cell table:style-name="Tabelle3.A4" office:value-type="string">
            <text:p text:style-name="P66">"I would have been kissed."</text:p>
          </table:table-cell>
          <table:table-cell table:style-name="Tabelle3.C4" office:value-type="string">
            <text:p text:style-name="P66"><text:span text:style-name="T9">sei</text:span> + PPC + <text:span text:style-name="T9">worden</text:span></text:p>
          </table:table-cell>
        </table:table-row>
        <table:table-row>
          <table:table-cell table:style-name="Tabelle3.A2" office:value-type="string">
            <text:p text:style-name="P65">preterite perfect <text:span text:style-name="T9">indicative</text:span></text:p>
          </table:table-cell>
          <table:table-cell table:style-name="Tabelle3.A2" office:value-type="string">
            <text:p text:style-name="P66">"I had been kissed."</text:p>
          </table:table-cell>
          <table:table-cell table:style-name="Tabelle3.C2" office:value-type="string">
            <text:p text:style-name="P66"><text:span text:style-name="T9">war</text:span> + PPC + <text:span text:style-name="T9">worden</text:span></text:p>
          </table:table-cell>
        </table:table-row>
        <table:table-row>
          <table:table-cell table:style-name="Tabelle3.A2" office:value-type="string">
            <text:p text:style-name="P65">preterite perfect <text:span text:style-name="T9">subjunctive</text:span></text:p>
          </table:table-cell>
          <table:table-cell table:style-name="Tabelle3.A2" office:value-type="string">
            <text:p text:style-name="P66">"I would have been kissed." (in the past long ago)</text:p>
          </table:table-cell>
          <table:table-cell table:style-name="Tabelle3.C2" office:value-type="string">
            <text:p text:style-name="P66"><text:span text:style-name="T9">wäre</text:span> + PPC + <text:span text:style-name="T9">worden</text:span></text:p>
          </table:table-cell>
        </table:table-row>
        <table:table-row>
          <table:table-cell table:style-name="Tabelle3.A4" office:value-type="string">
            <text:p text:style-name="P65"><text:span text:style-name="T7">†</text:span>future perfect <text:span text:style-name="T9">indicative</text:span></text:p>
          </table:table-cell>
          <table:table-cell table:style-name="Tabelle3.A4" office:value-type="string">
            <text:p text:style-name="P66">"I will have been kissed."</text:p>
          </table:table-cell>
          <table:table-cell table:style-name="Tabelle3.C4" office:value-type="string">
            <text:p text:style-name="P66"><text:span text:style-name="T9">werde</text:span> (1) + PPC + <text:span text:style-name="T9">worden</text:span> + <text:span text:style-name="T9">sein</text:span><text:span text:style-name="T15"><text:note text:id="ftn7" text:note-class="footnote"><text:note-citation>14</text:note-citation><text:note-body><text:p text:style-name="P82"><text:span text:style-name="T9">Sein</text:span> "to be" is an infinitive.</text:p></text:note-body></text:note></text:span></text:p>
          </table:table-cell>
        </table:table-row>
        <table:table-row>
          <table:table-cell table:style-name="Tabelle3.A4" office:value-type="string">
            <text:p text:style-name="P65"><text:span text:style-name="T7">†</text:span>future perfect <text:span text:style-name="T9">subjunctive</text:span></text:p>
          </table:table-cell>
          <table:table-cell table:style-name="Tabelle3.A4" office:value-type="string">
            <text:p text:style-name="P66">"I would have been kissed." (in the future)</text:p>
          </table:table-cell>
          <table:table-cell table:style-name="Tabelle3.C4" office:value-type="string">
            <text:p text:style-name="P66"><text:span text:style-name="T9">werde</text:span> (2) + PPC + <text:span text:style-name="T9">worden</text:span> + <text:span text:style-name="T9">sein</text:span></text:p>
          </table:table-cell>
        </table:table-row>
      </table:table>
      <text:p text:style-name="P7"/>
      <text:p text:style-name="P7"><text:soft-page-break/>General remarks on the use of these forms</text:p>
      <text:p text:style-name="P2"/>
      <text:p text:style-name="P2">1. Almost all forms must be preceded by the corresponding pronoun or noun. E. g. <text:span text:style-name="T9">ich werde geküsst</text:span>, etc.</text:p>
      <text:p text:style-name="P2">2. <text:span text:style-name="T1">Exception</text:span> to this is only:</text:p>
      <text:p text:style-name="P40">2.1. The <text:span text:style-name="T1">present</text:span> <text:span text:style-name="T1">imperative 2nd person singular and plural</text:span> is used without a corresponding pronoun or noun: <text:span text:style-name="T9">Werde geküsst! Werdet geküsst! </text:span><text:span text:style-name="T15">Etc.</text:span></text:p>
      <text:p text:style-name="P41">3. The <text:span text:style-name="T3">future perfect indicative and subjunctive</text:span><text:span text:style-name="T1"> </text:span><text:span text:style-name="T5">are</text:span> basically <text:span text:style-name="T1">not</text:span> used anymore in any way.</text:p>
      <text:p text:style-name="P1"/>
      <text:p text:style-name="P7">Tricks for every day speech</text:p>
      <text:p text:style-name="P1"/>
      <text:p text:style-name="P1">1. The <text:span text:style-name="T3">present subjunctive</text:span><text:span text:style-name="T14"> </text:span>can be freely replaced with the <text:span text:style-name="T1">present indicative</text:span>.</text:p>
      <text:p text:style-name="P1">2. The <text:span text:style-name="T3">preterite indicative</text:span> can be freely replaced with the <text:span text:style-name="T1">present</text:span> <text:span text:style-name="T1">perfect indicative</text:span>.</text:p>
      <text:p text:style-name="P41">3. The <text:span text:style-name="T3">future indicative</text:span> can be freely replaced with the <text:span text:style-name="T1">present indicative</text:span>, if you also add an <text:span text:style-name="T1">adverb denoting a moment in time in the future</text:span>.</text:p>
      <text:p text:style-name="P41">4. The <text:span text:style-name="T3">future subjunctive</text:span> can be freely replaced with the<text:span text:style-name="T14"> </text:span><text:span text:style-name="T3">future indicative</text:span>.</text:p>
      <text:p text:style-name="P40">5. The <text:span text:style-name="T3">present perfect subjunctive</text:span><text:span text:style-name="T1"> </text:span>can be freely replaced with the <text:span text:style-name="T1">present perfect indicative</text:span>.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The highly irregular forms of the <text:span text:style-name="T1">mentioned auxiliary verbs</text:span></text:p>
      <text:p text:style-name="P6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A"/>
        <table:table-column table:style-name="Tabelle2.G"/>
        <table:table-column table:style-name="Tabelle2.H"/>
        <table:table-column table:style-name="Tabelle2.I"/>
        <table:table-column table:style-name="Tabelle2.J"/>
        <table:table-column table:style-name="Tabelle2.K"/>
        <table:table-column table:style-name="Tabelle2.L"/>
        <table:table-column table:style-name="Tabelle2.M"/>
        <table:table-row>
          <table:table-cell table:style-name="Tabelle2.A1" table:number-rows-spanned="4" office:value-type="string">
            <text:p text:style-name="P22"/>
          </table:table-cell>
          <table:table-cell table:style-name="Tabelle2.B1" table:number-columns-spanned="12" office:value-type="string">
            <text:p text:style-name="P16">the infinitives of the <text:span text:style-name="T1">mentioned auxiliary verb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elle2.B2" table:number-columns-spanned="4" office:value-type="string">
            <text:p text:style-name="P16">werden</text:p>
          </table:table-cell>
          <table:covered-table-cell/>
          <table:covered-table-cell/>
          <table:covered-table-cell/>
          <table:table-cell table:style-name="Tabelle2.B2" table:number-columns-spanned="4" office:value-type="string">
            <text:p text:style-name="P16">haben</text:p>
          </table:table-cell>
          <table:covered-table-cell/>
          <table:covered-table-cell/>
          <table:covered-table-cell/>
          <table:table-cell table:style-name="Tabelle2.J2" table:number-columns-spanned="4" office:value-type="string">
            <text:p text:style-name="P16">sein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elle2.B2" office:value-type="string">
            <text:p text:style-name="P23">present indicative</text:p>
          </table:table-cell>
          <table:table-cell table:style-name="Tabelle2.C3" office:value-type="string">
            <text:p text:style-name="P46">present subjunctive</text:p>
          </table:table-cell>
          <table:table-cell table:style-name="Tabelle2.B2" office:value-type="string">
            <text:p text:style-name="P11">preterite indicative</text:p>
          </table:table-cell>
          <table:table-cell table:style-name="Tabelle2.B2" office:value-type="string">
            <text:p text:style-name="P11">preterite</text:p>
            <text:p text:style-name="P11">subjunctive</text:p>
          </table:table-cell>
          <table:table-cell table:style-name="Tabelle2.B2" office:value-type="string">
            <text:p text:style-name="P23">present indicative</text:p>
          </table:table-cell>
          <table:table-cell table:style-name="Tabelle2.B2" office:value-type="string">
            <text:p text:style-name="P48">present subjunctive</text:p>
          </table:table-cell>
          <table:table-cell table:style-name="Tabelle2.B2" office:value-type="string">
            <text:p text:style-name="P23">preterite indicative</text:p>
          </table:table-cell>
          <table:table-cell table:style-name="Tabelle2.B2" office:value-type="string">
            <text:p text:style-name="P11">preterite</text:p>
            <text:p text:style-name="P49">subjunctive</text:p>
          </table:table-cell>
          <table:table-cell table:style-name="Tabelle2.B2" office:value-type="string">
            <text:p text:style-name="P23">present indicative</text:p>
          </table:table-cell>
          <table:table-cell table:style-name="Tabelle2.B2" office:value-type="string">
            <text:p text:style-name="P48">present subjunctive</text:p>
          </table:table-cell>
          <table:table-cell table:style-name="Tabelle2.B2" office:value-type="string">
            <text:p text:style-name="P23">preterite</text:p>
            <text:p text:style-name="P23">indicative</text:p>
          </table:table-cell>
          <table:table-cell table:style-name="Tabelle2.J2" office:value-type="string">
            <text:p text:style-name="P11">preterite</text:p>
            <text:p text:style-name="P49">subjunctive</text:p>
          </table:table-cell>
        </table:table-row>
        <table:table-row>
          <table:covered-table-cell/>
          <table:table-cell table:style-name="Tabelle2.B2" office:value-type="string">
            <text:p text:style-name="P14">werde (1)</text:p>
          </table:table-cell>
          <table:table-cell table:style-name="Tabelle2.C3" office:value-type="string">
            <text:p text:style-name="P15">werde (2)</text:p>
          </table:table-cell>
          <table:table-cell table:style-name="Tabelle2.B2" office:value-type="string">
            <text:p text:style-name="P14">wurde</text:p>
          </table:table-cell>
          <table:table-cell table:style-name="Tabelle2.B2" office:value-type="string">
            <text:p text:style-name="P14">würde</text:p>
          </table:table-cell>
          <table:table-cell table:style-name="Tabelle2.B2" office:value-type="string">
            <text:p text:style-name="P14">habe (1)</text:p>
          </table:table-cell>
          <table:table-cell table:style-name="Tabelle2.B2" office:value-type="string">
            <text:p text:style-name="P14">habe (2)</text:p>
          </table:table-cell>
          <table:table-cell table:style-name="Tabelle2.B2" office:value-type="string">
            <text:p text:style-name="P14">hatte</text:p>
          </table:table-cell>
          <table:table-cell table:style-name="Tabelle2.B2" office:value-type="string">
            <text:p text:style-name="P14">hätte</text:p>
          </table:table-cell>
          <table:table-cell table:style-name="Tabelle2.B2" office:value-type="string">
            <text:p text:style-name="P14">bin</text:p>
          </table:table-cell>
          <table:table-cell table:style-name="Tabelle2.B2" office:value-type="string">
            <text:p text:style-name="P14">sei</text:p>
          </table:table-cell>
          <table:table-cell table:style-name="Tabelle2.B2" office:value-type="string">
            <text:p text:style-name="P14">war</text:p>
          </table:table-cell>
          <table:table-cell table:style-name="Tabelle2.J2" office:value-type="string">
            <text:p text:style-name="P14">wäre</text:p>
          </table:table-cell>
        </table:table-row>
        <table:table-row>
          <table:table-cell table:style-name="Tabelle2.B2" office:value-type="string">
            <text:p text:style-name="P27">ich</text:p>
            <text:p text:style-name="P27">"I"</text:p>
          </table:table-cell>
          <table:table-cell table:style-name="Tabelle2.B2" office:value-type="string">
            <text:p text:style-name="P24">werde</text:p>
          </table:table-cell>
          <table:table-cell table:style-name="Tabelle2.C3" office:value-type="string">
            <text:p text:style-name="P25">werde</text:p>
          </table:table-cell>
          <table:table-cell table:style-name="Tabelle2.B2" office:value-type="string">
            <text:p text:style-name="P24">wurde</text:p>
          </table:table-cell>
          <table:table-cell table:style-name="Tabelle2.B2" office:value-type="string">
            <text:p text:style-name="P24">würde</text:p>
          </table:table-cell>
          <table:table-cell table:style-name="Tabelle2.B2" office:value-type="string">
            <text:p text:style-name="P24">habe</text:p>
          </table:table-cell>
          <table:table-cell table:style-name="Tabelle2.B2" office:value-type="string">
            <text:p text:style-name="P24">habe</text:p>
          </table:table-cell>
          <table:table-cell table:style-name="Tabelle2.B2" office:value-type="string">
            <text:p text:style-name="P24">hatte</text:p>
          </table:table-cell>
          <table:table-cell table:style-name="Tabelle2.B2" office:value-type="string">
            <text:p text:style-name="P24">hätte</text:p>
          </table:table-cell>
          <table:table-cell table:style-name="Tabelle2.B2" office:value-type="string">
            <text:p text:style-name="P24">bin</text:p>
          </table:table-cell>
          <table:table-cell table:style-name="Tabelle2.B2" office:value-type="string">
            <text:p text:style-name="P24">sei</text:p>
          </table:table-cell>
          <table:table-cell table:style-name="Tabelle2.B2" office:value-type="string">
            <text:p text:style-name="P24">war</text:p>
          </table:table-cell>
          <table:table-cell table:style-name="Tabelle2.J2" office:value-type="string">
            <text:p text:style-name="P24">wäre</text:p>
          </table:table-cell>
        </table:table-row>
        <table:table-row>
          <table:table-cell table:style-name="Tabelle2.B2" office:value-type="string">
            <text:p text:style-name="P27">du</text:p>
            <text:p text:style-name="P27">"you"</text:p>
          </table:table-cell>
          <table:table-cell table:style-name="Tabelle2.B2" office:value-type="string">
            <text:p text:style-name="P24">wirst</text:p>
          </table:table-cell>
          <table:table-cell table:style-name="Tabelle2.C3" office:value-type="string">
            <text:p text:style-name="P25">werdest</text:p>
          </table:table-cell>
          <table:table-cell table:style-name="Tabelle2.B2" office:value-type="string">
            <text:p text:style-name="P24">wurdest</text:p>
          </table:table-cell>
          <table:table-cell table:style-name="Tabelle2.B2" office:value-type="string">
            <text:p text:style-name="P24">würdest</text:p>
          </table:table-cell>
          <table:table-cell table:style-name="Tabelle2.B2" office:value-type="string">
            <text:p text:style-name="P24">hast</text:p>
          </table:table-cell>
          <table:table-cell table:style-name="Tabelle2.B2" office:value-type="string">
            <text:p text:style-name="P24">habest</text:p>
          </table:table-cell>
          <table:table-cell table:style-name="Tabelle2.B2" office:value-type="string">
            <text:p text:style-name="P24">hattest</text:p>
          </table:table-cell>
          <table:table-cell table:style-name="Tabelle2.B2" office:value-type="string">
            <text:p text:style-name="P24">hättest</text:p>
          </table:table-cell>
          <table:table-cell table:style-name="Tabelle2.B2" office:value-type="string">
            <text:p text:style-name="P24">bist</text:p>
          </table:table-cell>
          <table:table-cell table:style-name="Tabelle2.B2" office:value-type="string">
            <text:p text:style-name="P24">seist</text:p>
          </table:table-cell>
          <table:table-cell table:style-name="Tabelle2.B2" office:value-type="string">
            <text:p text:style-name="P24">warst</text:p>
          </table:table-cell>
          <table:table-cell table:style-name="Tabelle2.J2" office:value-type="string">
            <text:p text:style-name="P24">wärest</text:p>
          </table:table-cell>
        </table:table-row>
        <table:table-row>
          <table:table-cell table:style-name="Tabelle2.B2" office:value-type="string">
            <text:p text:style-name="P27">Sie</text:p>
            <text:p text:style-name="P27">"you (polite)"</text:p>
          </table:table-cell>
          <table:table-cell table:style-name="Tabelle2.B2" office:value-type="string">
            <text:p text:style-name="P24">werden</text:p>
          </table:table-cell>
          <table:table-cell table:style-name="Tabelle2.C3" office:value-type="string">
            <text:p text:style-name="P25">werden</text:p>
          </table:table-cell>
          <table:table-cell table:style-name="Tabelle2.B2" office:value-type="string">
            <text:p text:style-name="P24">wurden</text:p>
          </table:table-cell>
          <table:table-cell table:style-name="Tabelle2.B2" office:value-type="string">
            <text:p text:style-name="P24">würden</text:p>
          </table:table-cell>
          <table:table-cell table:style-name="Tabelle2.B2" office:value-type="string">
            <text:p text:style-name="P24">haben</text:p>
          </table:table-cell>
          <table:table-cell table:style-name="Tabelle2.B2" office:value-type="string">
            <text:p text:style-name="P24">haben</text:p>
          </table:table-cell>
          <table:table-cell table:style-name="Tabelle2.B2" office:value-type="string">
            <text:p text:style-name="P24">hatten</text:p>
          </table:table-cell>
          <table:table-cell table:style-name="Tabelle2.B2" office:value-type="string">
            <text:p text:style-name="P24">hätten</text:p>
          </table:table-cell>
          <table:table-cell table:style-name="Tabelle2.B2" office:value-type="string">
            <text:p text:style-name="P24">sind</text:p>
          </table:table-cell>
          <table:table-cell table:style-name="Tabelle2.B2" office:value-type="string">
            <text:p text:style-name="P24">seien</text:p>
          </table:table-cell>
          <table:table-cell table:style-name="Tabelle2.B2" office:value-type="string">
            <text:p text:style-name="P24">waren</text:p>
          </table:table-cell>
          <table:table-cell table:style-name="Tabelle2.J2" office:value-type="string">
            <text:p text:style-name="P24">wären</text:p>
          </table:table-cell>
        </table:table-row>
        <table:table-row>
          <table:table-cell table:style-name="Tabelle2.B2" office:value-type="string">
            <text:p text:style-name="P27">er, sie, es "he, she, it"</text:p>
          </table:table-cell>
          <table:table-cell table:style-name="Tabelle2.B2" office:value-type="string">
            <text:p text:style-name="P24">wird</text:p>
          </table:table-cell>
          <table:table-cell table:style-name="Tabelle2.C3" office:value-type="string">
            <text:p text:style-name="P25">werde</text:p>
          </table:table-cell>
          <table:table-cell table:style-name="Tabelle2.B2" office:value-type="string">
            <text:p text:style-name="P24">wurde</text:p>
          </table:table-cell>
          <table:table-cell table:style-name="Tabelle2.B2" office:value-type="string">
            <text:p text:style-name="P24">würde</text:p>
          </table:table-cell>
          <table:table-cell table:style-name="Tabelle2.B2" office:value-type="string">
            <text:p text:style-name="P24">hat</text:p>
          </table:table-cell>
          <table:table-cell table:style-name="Tabelle2.B2" office:value-type="string">
            <text:p text:style-name="P24">habe</text:p>
          </table:table-cell>
          <table:table-cell table:style-name="Tabelle2.B2" office:value-type="string">
            <text:p text:style-name="P24">hatte</text:p>
          </table:table-cell>
          <table:table-cell table:style-name="Tabelle2.B2" office:value-type="string">
            <text:p text:style-name="P24">hätte</text:p>
          </table:table-cell>
          <table:table-cell table:style-name="Tabelle2.B2" office:value-type="string">
            <text:p text:style-name="P24">ist</text:p>
          </table:table-cell>
          <table:table-cell table:style-name="Tabelle2.B2" office:value-type="string">
            <text:p text:style-name="P24">sei</text:p>
          </table:table-cell>
          <table:table-cell table:style-name="Tabelle2.B2" office:value-type="string">
            <text:p text:style-name="P24">war</text:p>
          </table:table-cell>
          <table:table-cell table:style-name="Tabelle2.J2" office:value-type="string">
            <text:p text:style-name="P24">wäre</text:p>
          </table:table-cell>
        </table:table-row>
        <table:table-row>
          <table:table-cell table:style-name="Tabelle2.B2" office:value-type="string">
            <text:p text:style-name="P27">wir</text:p>
            <text:p text:style-name="P27">"we"</text:p>
          </table:table-cell>
          <table:table-cell table:style-name="Tabelle2.B2" office:value-type="string">
            <text:p text:style-name="P24">werden</text:p>
          </table:table-cell>
          <table:table-cell table:style-name="Tabelle2.C3" office:value-type="string">
            <text:p text:style-name="P25">werden</text:p>
          </table:table-cell>
          <table:table-cell table:style-name="Tabelle2.B2" office:value-type="string">
            <text:p text:style-name="P24">wurden</text:p>
          </table:table-cell>
          <table:table-cell table:style-name="Tabelle2.B2" office:value-type="string">
            <text:p text:style-name="P24">würden</text:p>
          </table:table-cell>
          <table:table-cell table:style-name="Tabelle2.B2" office:value-type="string">
            <text:p text:style-name="P24">haben</text:p>
          </table:table-cell>
          <table:table-cell table:style-name="Tabelle2.B2" office:value-type="string">
            <text:p text:style-name="P24">haben</text:p>
          </table:table-cell>
          <table:table-cell table:style-name="Tabelle2.B2" office:value-type="string">
            <text:p text:style-name="P24">hatten</text:p>
          </table:table-cell>
          <table:table-cell table:style-name="Tabelle2.B2" office:value-type="string">
            <text:p text:style-name="P24">hätten</text:p>
          </table:table-cell>
          <table:table-cell table:style-name="Tabelle2.B2" office:value-type="string">
            <text:p text:style-name="P24">sind</text:p>
          </table:table-cell>
          <table:table-cell table:style-name="Tabelle2.B2" office:value-type="string">
            <text:p text:style-name="P24">seien</text:p>
          </table:table-cell>
          <table:table-cell table:style-name="Tabelle2.B2" office:value-type="string">
            <text:p text:style-name="P24">waren</text:p>
          </table:table-cell>
          <table:table-cell table:style-name="Tabelle2.J2" office:value-type="string">
            <text:p text:style-name="P24">wären</text:p>
          </table:table-cell>
        </table:table-row>
        <table:table-row>
          <table:table-cell table:style-name="Tabelle2.B2" office:value-type="string">
            <text:p text:style-name="P27">ihr</text:p>
            <text:p text:style-name="P27">"you (plural)"</text:p>
          </table:table-cell>
          <table:table-cell table:style-name="Tabelle2.B2" office:value-type="string">
            <text:p text:style-name="P24">werdet</text:p>
          </table:table-cell>
          <table:table-cell table:style-name="Tabelle2.C3" office:value-type="string">
            <text:p text:style-name="P25">werdet</text:p>
          </table:table-cell>
          <table:table-cell table:style-name="Tabelle2.B2" office:value-type="string">
            <text:p text:style-name="P24">wurdet</text:p>
          </table:table-cell>
          <table:table-cell table:style-name="Tabelle2.B2" office:value-type="string">
            <text:p text:style-name="P24">würdet</text:p>
          </table:table-cell>
          <table:table-cell table:style-name="Tabelle2.B2" office:value-type="string">
            <text:p text:style-name="P24">habt</text:p>
          </table:table-cell>
          <table:table-cell table:style-name="Tabelle2.B2" office:value-type="string">
            <text:p text:style-name="P24">habet</text:p>
          </table:table-cell>
          <table:table-cell table:style-name="Tabelle2.B2" office:value-type="string">
            <text:p text:style-name="P24">hattet</text:p>
          </table:table-cell>
          <table:table-cell table:style-name="Tabelle2.B2" office:value-type="string">
            <text:p text:style-name="P24">hättet</text:p>
          </table:table-cell>
          <table:table-cell table:style-name="Tabelle2.B2" office:value-type="string">
            <text:p text:style-name="P24">seid</text:p>
          </table:table-cell>
          <table:table-cell table:style-name="Tabelle2.B2" office:value-type="string">
            <text:p text:style-name="P24">seiet</text:p>
          </table:table-cell>
          <table:table-cell table:style-name="Tabelle2.B2" office:value-type="string">
            <text:p text:style-name="P24">wart</text:p>
          </table:table-cell>
          <table:table-cell table:style-name="Tabelle2.J2" office:value-type="string">
            <text:p text:style-name="P24">wäret</text:p>
          </table:table-cell>
        </table:table-row>
        <table:table-row>
          <table:table-cell table:style-name="Tabelle2.B2" office:value-type="string">
            <text:p text:style-name="P27">sie "they"</text:p>
          </table:table-cell>
          <table:table-cell table:style-name="Tabelle2.B2" office:value-type="string">
            <text:p text:style-name="P24">werden</text:p>
          </table:table-cell>
          <table:table-cell table:style-name="Tabelle2.C3" office:value-type="string">
            <text:p text:style-name="P25">werden</text:p>
          </table:table-cell>
          <table:table-cell table:style-name="Tabelle2.B2" office:value-type="string">
            <text:p text:style-name="P24">wurden</text:p>
          </table:table-cell>
          <table:table-cell table:style-name="Tabelle2.B2" office:value-type="string">
            <text:p text:style-name="P24">würden</text:p>
          </table:table-cell>
          <table:table-cell table:style-name="Tabelle2.B2" office:value-type="string">
            <text:p text:style-name="P24">haben</text:p>
          </table:table-cell>
          <table:table-cell table:style-name="Tabelle2.B2" office:value-type="string">
            <text:p text:style-name="P24">haben</text:p>
          </table:table-cell>
          <table:table-cell table:style-name="Tabelle2.B2" office:value-type="string">
            <text:p text:style-name="P24">hatten</text:p>
          </table:table-cell>
          <table:table-cell table:style-name="Tabelle2.B2" office:value-type="string">
            <text:p text:style-name="P24">hätten</text:p>
          </table:table-cell>
          <table:table-cell table:style-name="Tabelle2.B2" office:value-type="string">
            <text:p text:style-name="P24">sind</text:p>
          </table:table-cell>
          <table:table-cell table:style-name="Tabelle2.B2" office:value-type="string">
            <text:p text:style-name="P24">seien</text:p>
          </table:table-cell>
          <table:table-cell table:style-name="Tabelle2.B2" office:value-type="string">
            <text:p text:style-name="P24">waren</text:p>
          </table:table-cell>
          <table:table-cell table:style-name="Tabelle2.J2" office:value-type="string">
            <text:p text:style-name="P24">wären</text:p>
          </table:table-cell>
        </table:table-row>
      </table:table>
      <text:p text:style-name="P6"/>
      <text:p text:style-name="P1"><text:soft-page-break/><text:span text:style-name="T24">The six infinitives</text:span></text:p>
      <text:p text:style-name="P1"/>
      <table:table table:name="Tabelle4" table:style-name="Tabelle4">
        <table:table-column table:style-name="Tabelle4.A" table:number-columns-repeated="3"/>
        <table:table-row>
          <table:table-cell table:style-name="Tabelle4.A1" office:value-type="string">
            <text:p text:style-name="P17">form</text:p>
          </table:table-cell>
          <table:table-cell table:style-name="Tabelle4.A1" office:value-type="string">
            <text:p text:style-name="P17">meaning</text:p>
          </table:table-cell>
          <table:table-cell table:style-name="Tabelle4.C1" office:value-type="string">
            <text:p text:style-name="P17">formula</text:p>
          </table:table-cell>
        </table:table-row>
        <table:table-row>
          <table:table-cell table:style-name="Tabelle4.A2" office:value-type="string">
            <text:p text:style-name="P70">present infinitive active</text:p>
          </table:table-cell>
          <table:table-cell table:style-name="Tabelle4.A2" office:value-type="string">
            <text:p text:style-name="P2">"to walk"</text:p>
          </table:table-cell>
          <table:table-cell table:style-name="Tabelle4.C2" office:value-type="string">
            <text:p text:style-name="P2">INF</text:p>
          </table:table-cell>
        </table:table-row>
        <table:table-row>
          <table:table-cell table:style-name="Tabelle4.A2" office:value-type="string">
            <text:p text:style-name="P70">present infinitive passive</text:p>
          </table:table-cell>
          <table:table-cell table:style-name="Tabelle4.A2" office:value-type="string">
            <text:p text:style-name="P2">"to be kissed"</text:p>
          </table:table-cell>
          <table:table-cell table:style-name="Tabelle4.C2" office:value-type="string">
            <text:p text:style-name="P2">PPC + <text:span text:style-name="T9">werden</text:span></text:p>
          </table:table-cell>
        </table:table-row>
        <table:table-row>
          <table:table-cell table:style-name="Tabelle4.A2" office:value-type="string">
            <text:p text:style-name="P70">future infinitive active</text:p>
          </table:table-cell>
          <table:table-cell table:style-name="Tabelle4.A2" office:value-type="string">
            <text:p text:style-name="P2">"to walk" (in the future)</text:p>
          </table:table-cell>
          <table:table-cell table:style-name="Tabelle4.C2" office:value-type="string">
            <text:p text:style-name="P2">INF + <text:span text:style-name="T9">werden</text:span></text:p>
          </table:table-cell>
        </table:table-row>
        <table:table-row>
          <table:table-cell table:style-name="Tabelle4.A2" office:value-type="string">
            <text:p text:style-name="P70">future infinitive passive</text:p>
          </table:table-cell>
          <table:table-cell table:style-name="Tabelle4.A2" office:value-type="string">
            <text:p text:style-name="P2">"to be kissed" (in the future)</text:p>
          </table:table-cell>
          <table:table-cell table:style-name="Tabelle4.C2" office:value-type="string">
            <text:p text:style-name="P2">PPC + <text:span text:style-name="T11">werden</text:span> + <text:span text:style-name="T9">werden</text:span> (!)</text:p>
          </table:table-cell>
        </table:table-row>
        <table:table-row>
          <table:table-cell table:style-name="Tabelle4.A2" office:value-type="string">
            <text:p text:style-name="P70">past infinitive active</text:p>
          </table:table-cell>
          <table:table-cell table:style-name="Tabelle4.A2" office:value-type="string">
            <text:p text:style-name="P2">"to have walked"</text:p>
          </table:table-cell>
          <table:table-cell table:style-name="Tabelle4.C2" office:value-type="string">
            <text:p text:style-name="P28">PPC + <text:span text:style-name="T9">sein</text:span> / <text:span text:style-name="T9">haben</text:span><text:span text:style-name="T9"><text:note text:id="ftn8" text:note-class="footnote"><text:note-citation>15</text:note-citation><text:note-body><text:p text:style-name="P82"><text:span text:style-name="T9">Haben</text:span> "to have" is an infinitive.</text:p></text:note-body></text:note></text:span></text:p>
          </table:table-cell>
        </table:table-row>
        <table:table-row>
          <table:table-cell table:style-name="Tabelle4.A2" office:value-type="string">
            <text:p text:style-name="P70">past infinitive passive</text:p>
          </table:table-cell>
          <table:table-cell table:style-name="Tabelle4.A2" office:value-type="string">
            <text:p text:style-name="P2">"to have been kissed"</text:p>
          </table:table-cell>
          <table:table-cell table:style-name="Tabelle4.C2" office:value-type="string">
            <text:p text:style-name="P28">PPC + <text:span text:style-name="T9">worden</text:span> + <text:span text:style-name="T9">sein</text:span></text:p>
          </table:table-cell>
        </table:table-row>
      </table:table>
      <text:p text:style-name="P1"/>
      <text:p text:style-name="P6">The other participle</text:p>
      <text:p text:style-name="P1"/>
      <table:table table:name="Tabelle6" table:style-name="Tabelle6">
        <table:table-column table:style-name="Tabelle6.A" table:number-columns-repeated="3"/>
        <table:table-row>
          <table:table-cell table:style-name="Tabelle6.A1" office:value-type="string">
            <text:p text:style-name="P17">form</text:p>
          </table:table-cell>
          <table:table-cell table:style-name="Tabelle6.A1" office:value-type="string">
            <text:p text:style-name="P17">meaning</text:p>
          </table:table-cell>
          <table:table-cell table:style-name="Tabelle6.C1" office:value-type="string">
            <text:p text:style-name="P17">formula</text:p>
          </table:table-cell>
        </table:table-row>
        <table:table-row>
          <table:table-cell table:style-name="Tabelle6.A2" office:value-type="string">
            <text:p text:style-name="P12"><text:span text:style-name="T7">†</text:span>present participle</text:p>
          </table:table-cell>
          <table:table-cell table:style-name="Tabelle6.A2" office:value-type="string">
            <text:p text:style-name="P12">"walking"</text:p>
          </table:table-cell>
          <table:table-cell table:style-name="Tabelle6.C2" office:value-type="string">
            <text:p text:style-name="P20">INF + d</text:p>
          </table:table-cell>
        </table:table-row>
      </table:table>
      <text:p text:style-name="P1"/>
      <text:p text:style-name="P8">General remarks</text:p>
      <text:p text:style-name="P8"/>
      <text:p text:style-name="P1">The <text:span text:style-name="T3">present participle</text:span> is basically not used anymore in any way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rdo1" svg:font-family="Cardo"/>
    <style:font-face style:name="Cardp" svg:font-family="Cardp"/>
    <style:font-face style:name="Lucida Sans1" svg:font-family="'Lucida Sans'" style:font-family-generic="swiss"/>
    <style:font-face style:name="Cardo" svg:font-family="Car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08T00:11:07.97</meta:creation-date>
    <dc:date>2024-09-19T22:35:00.56</dc:date>
    <meta:editing-duration>PT21H7M55S</meta:editing-duration>
    <meta:editing-cycles>1951</meta:editing-cycles>
    <meta:generator>OpenOffice/4.1.15$Win32 OpenOffice.org_project/4115m2$Build-9813</meta:generator>
    <meta:print-date>2024-09-15T02:21:36.86</meta:print-date>
    <meta:document-statistic meta:table-count="11" meta:image-count="0" meta:object-count="0" meta:page-count="13" meta:paragraph-count="659" meta:word-count="2158" meta:character-count="11641"/>
  </office:meta>
</office:document-meta>
</file>